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">
      <style:paragraph-properties style:writing-mode="lr-tb"/>
      <style:text-properties officeooo:rsid="0018cbc9" officeooo:paragraph-rsid="0018cbc9"/>
    </style:style>
    <style:style style:name="P3" style:family="paragraph" style:parent-style-name="Text_20_body">
      <style:paragraph-properties fo:text-align="center" style:justify-single-word="false" style:writing-mode="lr-tb"/>
      <style:text-properties officeooo:rsid="0018cbc9" officeooo:paragraph-rsid="0018cbc9"/>
    </style:style>
    <style:style style:name="P4" style:family="paragraph" style:parent-style-name="Subtitle">
      <style:paragraph-properties style:writing-mode="lr-tb"/>
      <style:text-properties officeooo:paragraph-rsid="0018cbc9"/>
    </style:style>
    <style:style style:name="P5" style:family="paragraph" style:parent-style-name="Text_20_body">
      <style:paragraph-properties style:writing-mode="lr-tb"/>
      <style:text-properties officeooo:paragraph-rsid="0018cbc9"/>
    </style:style>
    <style:style style:name="P6" style:family="paragraph" style:parent-style-name="Text_20_body">
      <style:paragraph-properties fo:text-align="start" style:justify-single-word="false" style:writing-mode="lr-tb"/>
      <style:text-properties officeooo:paragraph-rsid="0018cbc9"/>
    </style:style>
    <style:style style:name="P7" style:family="paragraph" style:parent-style-name="Text_20_body">
      <style:text-properties officeooo:rsid="001ae276" officeooo:paragraph-rsid="0024dcad"/>
    </style:style>
    <style:style style:name="P8" style:family="paragraph" style:parent-style-name="Text_20_body">
      <style:paragraph-properties style:writing-mode="lr-tb"/>
      <style:text-properties officeooo:rsid="00158195" officeooo:paragraph-rsid="0018cbc9"/>
    </style:style>
    <style:style style:name="P9" style:family="paragraph" style:parent-style-name="Text_20_body">
      <style:paragraph-properties style:writing-mode="lr-tb"/>
      <style:text-properties officeooo:rsid="0024dcad" officeooo:paragraph-rsid="0024dcad"/>
    </style:style>
    <style:style style:name="P10" style:family="paragraph" style:parent-style-name="Text_20_body">
      <style:text-properties officeooo:rsid="0024dcad" officeooo:paragraph-rsid="003565f2"/>
    </style:style>
    <style:style style:name="P11" style:family="paragraph" style:parent-style-name="Text_20_body">
      <style:text-properties officeooo:rsid="001f48d0" officeooo:paragraph-rsid="002742a8"/>
    </style:style>
    <style:style style:name="P12" style:family="paragraph" style:parent-style-name="Text_20_body">
      <style:text-properties officeooo:rsid="001f48d0" officeooo:paragraph-rsid="003dd1bf"/>
    </style:style>
    <style:style style:name="P13" style:family="paragraph" style:parent-style-name="Text_20_body">
      <style:paragraph-properties fo:margin-top="0.101cm" fo:margin-bottom="0.146cm" style:contextual-spacing="false"/>
      <style:text-properties officeooo:rsid="00231549" officeooo:paragraph-rsid="002742a8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Text_20_body">
      <style:paragraph-properties style:writing-mode="lr-tb"/>
      <style:text-properties officeooo:rsid="002ca3cc" officeooo:paragraph-rsid="002ca3cc"/>
    </style:style>
    <style:style style:name="P18" style:family="paragraph" style:parent-style-name="Text_20_body">
      <style:paragraph-properties style:writing-mode="lr-tb"/>
      <style:text-properties officeooo:rsid="002ca3cc" officeooo:paragraph-rsid="003565f2"/>
    </style:style>
    <style:style style:name="P19" style:family="paragraph" style:parent-style-name="Text_20_body">
      <style:paragraph-properties style:writing-mode="lr-tb"/>
      <style:text-properties officeooo:rsid="002ca3cc" officeooo:paragraph-rsid="003cfe33"/>
    </style:style>
    <style:style style:name="P20" style:family="paragraph" style:parent-style-name="Text_20_body">
      <style:paragraph-properties fo:margin-top="0.252cm" fo:margin-bottom="0.111cm" style:contextual-spacing="false"/>
      <style:text-properties officeooo:rsid="002e51f1" officeooo:paragraph-rsid="002e51f1"/>
    </style:style>
    <style:style style:name="P21" style:family="paragraph" style:parent-style-name="Text_20_body">
      <style:text-properties officeooo:rsid="0020da10" officeooo:paragraph-rsid="0027d739"/>
    </style:style>
    <style:style style:name="P22" style:family="paragraph" style:parent-style-name="Text_20_body">
      <style:text-properties officeooo:rsid="00371fb0" officeooo:paragraph-rsid="00371fb0"/>
    </style:style>
    <style:style style:name="P23" style:family="paragraph" style:parent-style-name="Text_20_body">
      <style:paragraph-properties style:writing-mode="lr-tb"/>
      <style:text-properties officeooo:rsid="003565f2" officeooo:paragraph-rsid="003565f2"/>
    </style:style>
    <style:style style:name="P24" style:family="paragraph" style:parent-style-name="Text_20_body">
      <style:paragraph-properties style:writing-mode="lr-tb"/>
      <style:text-properties officeooo:rsid="003cfe33" officeooo:paragraph-rsid="003cfe33"/>
    </style:style>
    <style:style style:name="P25" style:family="paragraph" style:parent-style-name="Text_20_body">
      <style:text-properties officeooo:rsid="003dd1bf" officeooo:paragraph-rsid="003dd1bf"/>
    </style:style>
    <style:style style:name="P26" style:family="paragraph" style:parent-style-name="Title" style:master-page-name="First_20_Page">
      <style:paragraph-properties style:page-number="auto" style:writing-mode="lr-tb"/>
      <style:text-properties officeooo:rsid="00158195" officeooo:paragraph-rsid="0018cbc9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Footer">
      <style:paragraph-properties fo:text-align="end" style:justify-single-word="false"/>
      <style:text-properties officeooo:paragraph-rsid="0021c629"/>
    </style:style>
    <style:style style:name="P31" style:family="paragraph" style:parent-style-name="Heading_20_1">
      <style:paragraph-properties fo:break-before="page"/>
      <style:text-properties officeooo:rsid="001ae276" officeooo:paragraph-rsid="001ae276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paragraph-rsid="003565f2"/>
    </style:style>
    <style:style style:name="P34" style:family="paragraph" style:parent-style-name="Heading_20_2" style:list-style-name="">
      <style:paragraph-properties fo:margin-top="0.252cm" fo:margin-bottom="0.111cm" style:contextual-spacing="false"/>
      <style:text-properties officeooo:paragraph-rsid="00231549"/>
    </style:style>
    <style:style style:name="P35" style:family="paragraph" style:parent-style-name="Heading_20_2">
      <style:paragraph-properties fo:margin-top="0.252cm" fo:margin-bottom="0.111cm" style:contextual-spacing="false" fo:break-before="page"/>
      <style:text-properties officeooo:paragraph-rsid="00231549"/>
    </style:style>
    <style:style style:name="P36" style:family="paragraph" style:parent-style-name="Text_20_body" style:list-style-name="L1">
      <style:paragraph-properties style:writing-mode="lr-tb"/>
      <style:text-properties officeooo:rsid="003565f2" officeooo:paragraph-rsid="003565f2"/>
    </style:style>
    <style:style style:name="P37" style:family="paragraph" style:parent-style-name="Text_20_body" style:list-style-name="L1">
      <style:paragraph-properties style:writing-mode="lr-tb"/>
      <style:text-properties officeooo:rsid="003565f2" officeooo:paragraph-rsid="003cfe33"/>
    </style:style>
    <style:style style:name="P38" style:family="paragraph" style:parent-style-name="Text_20_body" style:list-style-name="L1">
      <style:paragraph-properties style:writing-mode="lr-tb"/>
      <style:text-properties officeooo:rsid="003cfe33" officeooo:paragraph-rsid="003cfe33"/>
    </style:style>
    <style:style style:name="P39" style:family="paragraph" style:parent-style-name="Text_20_body">
      <style:text-properties officeooo:rsid="0020da10" officeooo:paragraph-rsid="0027d739"/>
    </style:style>
    <style:style style:name="P40" style:family="paragraph" style:parent-style-name="Text_20_body">
      <style:paragraph-properties fo:margin-top="0.252cm" fo:margin-bottom="0.111cm" style:contextual-spacing="false"/>
      <style:text-properties officeooo:rsid="0036427a" officeooo:paragraph-rsid="004039e8"/>
    </style:style>
    <style:style style:name="P41" style:family="paragraph" style:parent-style-name="Text_20_body">
      <style:paragraph-properties fo:margin-top="0.252cm" fo:margin-bottom="0.111cm" style:contextual-spacing="false"/>
      <style:text-properties officeooo:rsid="00409339" officeooo:paragraph-rsid="00409339"/>
    </style:style>
    <style:style style:name="P42" style:family="paragraph" style:parent-style-name="Text_20_body">
      <style:text-properties officeooo:rsid="00409339" officeooo:paragraph-rsid="00409339"/>
    </style:style>
    <style:style style:name="P43" style:family="paragraph" style:parent-style-name="Text_20_body">
      <style:text-properties officeooo:paragraph-rsid="00371fb0"/>
    </style:style>
    <style:style style:name="P44" style:family="paragraph" style:parent-style-name="Text_20_body">
      <style:text-properties officeooo:rsid="0027d739" officeooo:paragraph-rsid="00409339"/>
    </style:style>
    <style:style style:name="T1" style:family="text">
      <style:text-properties officeooo:rsid="0020da10"/>
    </style:style>
    <style:style style:name="T2" style:family="text">
      <style:text-properties officeooo:rsid="00241e0a"/>
    </style:style>
    <style:style style:name="T3" style:family="text">
      <style:text-properties officeooo:rsid="002742a8"/>
    </style:style>
    <style:style style:name="T4" style:family="text">
      <style:text-properties officeooo:rsid="00297831"/>
    </style:style>
    <style:style style:name="T5" style:family="text">
      <style:text-properties officeooo:rsid="002ca3cc"/>
    </style:style>
    <style:style style:name="T6" style:family="text">
      <style:text-properties officeooo:rsid="00305b0a"/>
    </style:style>
    <style:style style:name="T7" style:family="text">
      <style:text-properties officeooo:rsid="003565f2"/>
    </style:style>
    <style:style style:name="T8" style:family="text">
      <style:text-properties officeooo:rsid="0036427a"/>
    </style:style>
    <style:style style:name="T9" style:family="text">
      <style:text-properties officeooo:rsid="00371fb0"/>
    </style:style>
    <style:style style:name="T10" style:family="text">
      <style:text-properties officeooo:rsid="0039eb28"/>
    </style:style>
    <style:style style:name="T11" style:family="text">
      <style:text-properties officeooo:rsid="003b9413"/>
    </style:style>
    <style:style style:name="T12" style:family="text">
      <style:text-properties officeooo:rsid="003cfe33"/>
    </style:style>
    <style:style style:name="T13" style:family="text">
      <style:text-properties officeooo:rsid="003dd1bf"/>
    </style:style>
    <style:style style:name="T14" style:family="text">
      <style:text-properties officeooo:rsid="004039e8"/>
    </style:style>
    <style:style style:name="T15" style:family="text">
      <style:text-properties officeooo:rsid="00409339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8"/>
      <text:p text:style-name="P2">Zaawansowane algorytmy i struktury danych</text:p>
      <text:p text:style-name="P6"/>
      <text:p text:style-name="P3">Laboratorium <text:span text:style-name="T11">5</text:span></text:p>
      <text:p text:style-name="P4">Artur Jaworski</text:p>
      <text:p text:style-name="P5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16">Spis treści</text:p>
          </text:index-title>
          <text:p text:style-name="P14"><text:a xlink:type="simple" xlink:href="#__RefHeading___Toc286_991898718" text:style-name="Index_20_Link" text:visited-style-name="Index_20_Link">Wstęp<text:tab/>3</text:a></text:p>
          <text:p text:style-name="P14"><text:a xlink:type="simple" xlink:href="#__RefHeading___Toc3442_882868142" text:style-name="Index_20_Link" text:visited-style-name="Index_20_Link">Algorytm Dijkstry<text:tab/>4</text:a></text:p>
          <text:p text:style-name="P14"><text:a xlink:type="simple" xlink:href="#__RefHeading___Toc3444_882868142" text:style-name="Index_20_Link" text:visited-style-name="Index_20_Link">Algorytm Bellmana-Forda<text:tab/>5</text:a></text:p>
          <text:p text:style-name="P14"><text:a xlink:type="simple" xlink:href="#__RefHeading___Toc603_2882792950" text:style-name="Index_20_Link" text:visited-style-name="Index_20_Link">Algorytm BFS<text:tab/>6</text:a></text:p>
          <text:p text:style-name="P14"><text:a xlink:type="simple" xlink:href="#__RefHeading___Toc3448_882868142" text:style-name="Index_20_Link" text:visited-style-name="Index_20_Link">Obserwacje wyników<text:tab/>7</text:a></text:p>
          <text:p text:style-name="P15"><text:a xlink:type="simple" xlink:href="#__RefHeading___Toc288_991898718" text:style-name="Index_20_Link" text:visited-style-name="Index_20_Link">Przeprowadzanie badań<text:tab/>7</text:a></text:p>
          <text:p text:style-name="P15"><text:a xlink:type="simple" xlink:href="#__RefHeading___Toc290_991898718" text:style-name="Index_20_Link" text:visited-style-name="Index_20_Link">Wyniki<text:tab/>8</text:a></text:p>
          <text:p text:style-name="P14"><text:a xlink:type="simple" xlink:href="#__RefHeading___Toc3450_882868142" text:style-name="Index_20_Link" text:visited-style-name="Index_20_Link">Wnioski<text:tab/>10</text:a></text:p>
          <text:p text:style-name="P14"><text:a xlink:type="simple" xlink:href="#__RefHeading___Toc3452_882868142" text:style-name="Index_20_Link" text:visited-style-name="Index_20_Link">Podsumowanie<text:tab/>11</text:a></text:p>
        </text:index-body>
      </text:table-of-content>
      <text:p text:style-name="P5"/>
      <text:h text:style-name="P31" text:outline-level="1"><text:bookmark-start text:name="__RefHeading___Toc286_991898718"/>Wstęp<text:bookmark-end text:name="__RefHeading___Toc286_991898718"/></text:h>
      <text:p text:style-name="P10">Celem laboratorium było zaimplementowanie oraz sprawdzenie, <text:span text:style-name="T11">2</text:span><text:span text:style-name="T7"> różnych rozwiązań problemu znalezienie </text:span><text:span text:style-name="T11">ścieżki w grafie o najniższym koszcie</text:span><text:span text:style-name="T7">. </text:span><text:span text:style-name="T10">Metody jakie zostaną przedstawione to</text:span><text:span text:style-name="T7">: algorytm </text:span><text:span text:style-name="T11">Dijkstry </text:span><text:span text:style-name="T7">oraz algorytm </text:span><text:span text:style-name="T11">Bellmana-Forda</text:span><text:span text:style-name="T7">. <text:line-break/>Rozwiązania będą pisane </text:span><text:span text:style-name="T4">w języku java</text:span>.</text:p>
      <text:p text:style-name="P7">W kolejnych punktach omówię jak prezentują się poszczególne implementacje oraz pokażę badania i wnioski.</text:p>
      <text:h text:style-name="P32" text:outline-level="1"><text:bookmark-start text:name="__RefHeading___Toc3442_882868142"/>Algorytm <text:span text:style-name="T11">Dijkstry</text:span><text:bookmark-end text:name="__RefHeading___Toc3442_882868142"/></text:h>
      <text:p text:style-name="P9">Algorytm <text:span text:style-name="T7">opiera </text:span><text:span text:style-name="T12">swoje działanie na kolejce priorytetowej, która przechowuje węzły, które mają być w najbliższym czasie odwiedzone. Kolejka ta priorytetyzuje pod względem kosztu do danego węzła.</text:span><text:span text:style-name="T7"><text:line-break/></text:span><text:span text:style-name="T12">Z</text:span><text:span text:style-name="T7">łożoność </text:span><text:span text:style-name="T12">czasowa algorytmu </text:span><text:span text:style-name="T7">wynosi O(</text:span><text:span text:style-name="T7"><draw:frame draw:style-name="fr3" draw:name="Obiekt6" text:anchor-type="as-char" svg:y="-0.386cm" svg:width="1.813cm" svg:height="0.51cm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7">).</text:span></text:p>
      <text:p text:style-name="P17">Pseudokod <text:span text:style-name="T7">algorytmu:</text:span></text:p>
      <text:list xml:id="list4247517148" text:style-name="L1">
        <text:list-item>
          <text:p text:style-name="P36">Zainicjuj <text:span text:style-name="T12">listę kosztów dla każdego węzła oraz pustą kolejkę priorytetową.</text:span></text:p>
        </text:list-item>
        <text:list-item>
          <text:p text:style-name="P38">Dla każdego i = 0 do i &lt; liczby węzłów w grafie wykonaj:</text:p>
          <text:list>
            <text:list-item>
              <text:p text:style-name="P38">jeżeli węzeł jest równy początkowemu węzłowi to:</text:p>
              <text:list>
                <text:list-item>
                  <text:p text:style-name="P38">przypisz 0 jako wartość na liście kosztów.</text:p>
                </text:list-item>
                <text:list-item>
                  <text:p text:style-name="P38">dodaj ten węzeł do kolejki priorytetowej.</text:p>
                </text:list-item>
              </text:list>
            </text:list-item>
            <text:list-item>
              <text:p text:style-name="P38">w przeciwnym przypadku:</text:p>
              <text:list>
                <text:list-item>
                  <text:p text:style-name="P38">przypisz Integer.MAX_VALUE jako wartość na liście kosztów.</text:p>
                </text:list-item>
              </text:list>
            </text:list-item>
          </text:list>
        </text:list-item>
        <text:list-item>
          <text:p text:style-name="P36">D<text:span text:style-name="T12">opóki kolejka nie jest pusta</text:span> wykon<text:span text:style-name="T12">uj</text:span>:</text:p>
          <text:list>
            <text:list-item>
              <text:p text:style-name="P38">Pobierz element z kolejki.</text:p>
            </text:list-item>
            <text:list-item>
              <text:p text:style-name="P36">Dla każde<text:span text:style-name="T12">j krawędzi dla tego węzła </text:span>wykonaj:</text:p>
              <text:list>
                <text:list-item>
                  <text:p text:style-name="P38">wylicz sumę kosztu obecnego węzła + koszt krawędzi.</text:p>
                </text:list-item>
              </text:list>
            </text:list-item>
            <text:list-item>
              <text:p text:style-name="P36"><text:span text:style-name="T5">Jeśli </text:span>suma jest <text:span text:style-name="T12">mniejsza</text:span> niż <text:span text:style-name="T12">koszt na liście kosztów</text:span><text:span text:style-name="T5">:</text:span></text:p>
              <text:list>
                <text:list-item>
                  <text:p text:style-name="P36">nadpisz <text:span text:style-name="T12">koszt dotarcia do tego węzła na liście kosztów.</text:span></text:p>
                </text:list-item>
                <text:list-item>
                  <text:p text:style-name="P38">Dodaj ten węzeł do kolejki priorytetowej.</text:p>
                </text:list-item>
              </text:list>
            </text:list-item>
          </text:list>
        </text:list-item>
        <text:list-item>
          <text:p text:style-name="P38">Zwróć wartość elementu docelowego z listy kosztów.</text:p>
        </text:list-item>
      </text:list>
      <text:h text:style-name="Heading_20_1" text:outline-level="1" text:is-list-header="true"/>
      <text:h text:style-name="P33" text:outline-level="1"><text:bookmark-start text:name="__RefHeading___Toc3444_882868142"/>Algorytm <text:span text:style-name="T11">Bellmana-Forda</text:span><text:bookmark-end text:name="__RefHeading___Toc3444_882868142"/></text:h>
      <text:p text:style-name="P24">Algorytm ten przechodzi przez wszystkie krawędzie w grafie aktualizując stan listy kosztów. W najgorszym przypadku metoda ta przechodzi V – 1 razy przez wszystkie krawędzie.<text:line-break/>Z<text:span text:style-name="T7">łożoność czasowa tego algorytmu wynosi O(</text:span><text:span text:style-name="T7"><draw:frame draw:style-name="fr3" draw:name="Obiekt7" text:anchor-type="as-char" svg:y="-0.377cm" svg:width="0.898cm" svg:height="0.469cm" draw:z-index="1"><draw:object xlink:href="./Object 7" xlink:type="simple" xlink:show="embed" xlink:actuate="onLoad"/><draw:image xlink:href="./ObjectReplacements/Object 7" xlink:type="simple" xlink:show="embed" xlink:actuate="onLoad"/></draw:frame></text:span><text:span text:style-name="T7">).</text:span><text:span text:style-name="T3"><text:line-break/></text:span></text:p>
      <text:p text:style-name="P18">Pseudokod <text:span text:style-name="T7">algorytmu:</text:span></text:p>
      <text:list xml:id="list225009889026367" text:continue-numbering="true" text:style-name="L1">
        <text:list-item text:start-value="1">
          <text:p text:style-name="P37">Zainicjuj <text:span text:style-name="T12">listę kosztów dla każdego węzła.</text:span></text:p>
        </text:list-item>
        <text:list-item>
          <text:p text:style-name="P38">Dla każdego i = 0 do i &lt; liczby węzłów w grafie wykonaj:</text:p>
          <text:list>
            <text:list-item>
              <text:p text:style-name="P38">jeżeli węzeł jest równy początkowemu węzłowi to:</text:p>
              <text:list>
                <text:list-item>
                  <text:p text:style-name="P38">przypisz 0 jako wartość na liście kosztów.</text:p>
                </text:list-item>
                <text:list-item>
                  <text:p text:style-name="P38">dodaj ten węzeł do kolejki priorytetowej.</text:p>
                </text:list-item>
              </text:list>
            </text:list-item>
            <text:list-item>
              <text:p text:style-name="P38">w przeciwnym przypadku:</text:p>
              <text:list>
                <text:list-item>
                  <text:p text:style-name="P38">przypisz Integer.MAX_VALUE jako wartość na liście kosztów.</text:p>
                </text:list-item>
              </text:list>
            </text:list-item>
          </text:list>
        </text:list-item>
        <text:list-item>
          <text:p text:style-name="P38">Dla każdego i = 0 do i &lt; liczby węzłów w grafie wykonaj:</text:p>
          <text:list>
            <text:list-item>
              <text:p text:style-name="P38">ustaw flage aktualizacji na fałsz.</text:p>
            </text:list-item>
            <text:list-item>
              <text:p text:style-name="P38">dla każdego wierzchołka w grafie wykonaj:</text:p>
              <text:list>
                <text:list-item>
                  <text:p text:style-name="P38">dla każdej z krawędzi tego wierzchołka wykonaj:</text:p>
                  <text:list>
                    <text:list-item>
                      <text:p text:style-name="P38">wylicz sumę kosztu obecnego węzła + koszt krawędzi.</text:p>
                    </text:list-item>
                  </text:list>
                </text:list-item>
                <text:list-item>
                  <text:p text:style-name="P37"><text:span text:style-name="T5">Jeśli</text:span> <text:span text:style-name="T12">koszt dla tego węzła na liście kosztów jest różny od Integer.MAX_VALUE oraz suma jest mniejszy od koszt węzła sąsiada na liście kosztów</text:span><text:span text:style-name="T5">:</text:span></text:p>
                  <text:list>
                    <text:list-item>
                      <text:p text:style-name="P37">nadpisz <text:span text:style-name="T12">koszt dotarcia węzła sąsiada na liście kosztów.</text:span></text:p>
                    </text:list-item>
                    <text:list-item>
                      <text:p text:style-name="P38">Ustaw flagę aktualizacji na prawdę.</text:p>
                    </text:list-item>
                  </text:list>
                </text:list-item>
              </text:list>
            </text:list-item>
            <text:list-item>
              <text:p text:style-name="P38">Jeśli flaga nie została zmieniona przerwij.</text:p>
            </text:list-item>
          </text:list>
        </text:list-item>
        <text:list-item>
          <text:p text:style-name="P38">Zwróć wartość elementu docelowego z listy kosztów.</text:p>
        </text:list-item>
      </text:list>
      <text:p text:style-name="P23"/>
      <text:p text:style-name="P23"/>
      <text:h text:style-name="P32" text:outline-level="1"><text:bookmark-start text:name="__RefHeading___Toc603_2882792950"/>Algorytm BFS<text:bookmark-end text:name="__RefHeading___Toc603_2882792950"/></text:h>
      <text:p text:style-name="P24">Jest to algorytm przeszukiwania wszerz grafu w poszukiwaniu ścieżki pomiędzy węzłami. <text:line-break/>Opiera się on na 2 listach: węzłów do odwiedzenia oraz węzłów już odwiedzonych.</text:p>
      <text:p text:style-name="P24"/>
      <text:p text:style-name="P19">Pseudokod <text:span text:style-name="T7">algorytmu:</text:span></text:p>
      <text:list text:continue-numbering="true" text:style-name="L1">
        <text:list-item text:start-value="1">
          <text:p text:style-name="P37">Zainicjuj <text:span text:style-name="T12">listę węzłów do odwiedzenia oraz listę odwiedzonych węzłów.</text:span></text:p>
        </text:list-item>
        <text:list-item>
          <text:p text:style-name="P38">Węzeł startowy dodaj do listy węzłów do odwiedzenia.</text:p>
        </text:list-item>
        <text:list-item>
          <text:p text:style-name="P38">Dopóki lista węzłów do odwiedzenia nie jest pusta wykonuj:</text:p>
          <text:list>
            <text:list-item>
              <text:p text:style-name="P38">Dla każdej krawędzi dla tego węzłów w grafie wykonaj:</text:p>
              <text:list>
                <text:list-item>
                  <text:p text:style-name="P38">Pobierz węzeł sąsiada.</text:p>
                </text:list-item>
                <text:list-item>
                  <text:p text:style-name="P38">Jeżeli węzeł sąsiada znajduje się na liście odwiedzonych węzłów to pomiń ten węzeł.</text:p>
                </text:list-item>
                <text:list-item>
                  <text:p text:style-name="P38">Jeżeli węzeł sąsiada jest równy węzłowi celu to zwróć wartość prawdy.</text:p>
                </text:list-item>
              </text:list>
            </text:list-item>
            <text:list-item>
              <text:p text:style-name="P38">Dodaj węzeł sąsiada do listy węzłów do sprawdzania.</text:p>
            </text:list-item>
            <text:list-item>
              <text:p text:style-name="P38">Dodaj węzeł sąsiada do listy sprawdzonych węzłów.</text:p>
            </text:list-item>
          </text:list>
        </text:list-item>
        <text:list-item>
          <text:p text:style-name="P38">Zwróć wartość fałszu.</text:p>
        </text:list-item>
      </text:list>
      <text:h text:style-name="P32" text:outline-level="1"><text:bookmark-start text:name="__RefHeading___Toc3448_882868142"/>Obserwacje wyników<text:bookmark-end text:name="__RefHeading___Toc3448_882868142"/></text:h>
      <text:h text:style-name="Heading_20_2" text:outline-level="2"><text:bookmark-start text:name="__RefHeading___Toc288_991898718"/>Przeprowadzanie <text:span text:style-name="T2">badań</text:span><text:bookmark-end text:name="__RefHeading___Toc288_991898718"/></text:h>
      <text:p text:style-name="P11">Badaniu czasu będzie przeprowadzane w środowisku IntelliJ IDEA, przy użyciu metody System.nanoTime(). Warto zwrócić uwagę, że według specyfikacji czas jest liczony w nanosekundach, ale nie z dokładnością do nanosekundy, <text:span text:style-name="T1">stąd </text:span>wyniki <text:span text:style-name="T1">podawane </text:span>będą w <text:span text:style-name="T4">mili</text:span>sekundach.</text:p>
      <text:p text:style-name="P12">Każda z implementacji będzie wywoływana <text:span text:style-name="T3">5 </text:span>razy<text:span text:style-name="T8"> </text:span>i wyciągana średnia arytmetyczna z wywołań, <text:span text:style-name="T8">dla dane</text:span><text:span text:style-name="T13">go zapytania o ścieżkę w grafie</text:span>. <text:span text:style-name="T3">Wyniki wywołań są zbierane do pliku dane.csv.</text:span></text:p>
      <text:p text:style-name="P25">Graf ma 1000 wierzchołków oraz 10000 krawędzi. Natomiast zapytań o ścieżkę jest 500.<text:line-break/>Wygenerowany graf może mieć wierzchołki niepołączone żadną krawędzią, ale zawsze istnieje ścieżka z zapytań.</text:p>
      <text:p text:style-name="P13">Szczegółowe dane wartości czasu<text:span text:style-name="T13"> </text:span>dla wszystkich algorytmów znajdują się w pliku Dane.xlsx.</text:p>
      <text:h text:style-name="P34" text:outline-level="2"/>
      <text:h text:style-name="P35" text:outline-level="2"><text:bookmark-start text:name="__RefHeading___Toc290_991898718"/>Wyniki<text:bookmark-end text:name="__RefHeading___Toc290_991898718"/></text:h>
      <text:p text:style-name="P20">Wyniki prezentują się następująco:</text:p>
      <text:p text:style-name="P41">W przeprowadzonych badaniach lepsze wyniki uzyskał Algorytm Dijkstry. Dla badanego grafu czasy wykonywania zapytań nie odbiegają znacząco między sobą. </text:p>
      <text:p text:style-name="P40"><text:span text:style-name="T15">Czas jaki potrzebował </text:span><text:span text:style-name="T14">A</text:span>lgorytm <text:span text:style-name="T14">Dijkstry </text:span><text:span text:style-name="T15">średnio wynosił 1,2 ms, natomiast średni czas zapytania przetwarzanego przez </text:span><text:span text:style-name="T14">algorytm Bellmana-Forda </text:span><text:span text:style-name="T15">oscylował w okolicy 2,5 ms</text:span><text:span text:style-name="T14">.</text:span></text:p>
      <text:p text:style-name="P40"><draw:frame draw:style-name="fr2" draw:name="Obiekt4" text:anchor-type="char" svg:width="20.327cm" svg:height="8.998cm" draw:z-index="3"><draw:object xlink:href="./Object 4" xlink:type="simple" xlink:show="embed" xlink:actuate="onLoad"/><draw:image xlink:href="./ObjectReplacements/Object 4" xlink:type="simple" xlink:show="embed" xlink:actuate="onLoad"/><svg:desc>wykres</svg:desc></draw:frame></text:p>
      <text:p text:style-name="P40"/>
      <text:p text:style-name="P40"/>
      <text:p text:style-name="P21"><draw:frame draw:style-name="fr2" draw:name="Obiekt1" text:anchor-type="char" svg:width="15.998cm" svg:height="8.998cm" draw:z-index="2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21"/>
      <text:p text:style-name="P21"/>
      <text:p text:style-name="P21"><draw:frame draw:style-name="fr1" draw:name="Obiekt2" text:anchor-type="char" svg:width="15.997cm" svg:height="8.998cm" draw:z-index="4"><draw:object xlink:href="./Object 2" xlink:type="simple" xlink:show="embed" xlink:actuate="onLoad"/><draw:image xlink:href="./ObjectReplacements/Object 2" xlink:type="simple" xlink:show="embed" xlink:actuate="onLoad"/></draw:frame><text:line-break/></text:p>
      <text:p text:style-name="P21"/>
      <text:p text:style-name="P21"><text:line-break/><text:line-break/></text:p>
      <text:h text:style-name="P32" text:outline-level="1"><text:bookmark-start text:name="__RefHeading___Toc3450_882868142"/>Wnioski<text:bookmark-end text:name="__RefHeading___Toc3450_882868142"/></text:h>
      <text:p text:style-name="P44">Z przedstawionych badań wynika, że <text:span text:style-name="T6">algorytm </text:span><text:span text:style-name="T15">Dijkstry</text:span><text:span text:style-name="T9"> </text:span><text:span text:style-name="T6">szybciej </text:span><text:span text:style-name="T15">znajdował najkrótszą ścieżkę w grafie niż </text:span><text:span text:style-name="T9">algorytmów </text:span><text:span text:style-name="T15">Bellmana-Forda, co można było wywnioskować po złożoności czasowej algorytmów. <text:line-break/></text:span><text:span text:style-name="T14">A</text:span><text:span text:style-name="T8">lgorytm </text:span><text:span text:style-name="T14">Dijkstry okazuje się ok. 2 razy szybszy od algorytmu Bellmana-Forda. </text:span><text:span text:style-name="T15">Co więcej w każdym badanym przypadku był szybszy od wolniejszego algorytmu.<text:line-break/>Jednak oba algorytmy prezentują bardzo dobry poziom wydajności.</text:span></text:p>
      <text:h text:style-name="P32" text:outline-level="1"><text:bookmark-start text:name="__RefHeading___Toc3452_882868142"/>Podsumowanie<text:bookmark-end text:name="__RefHeading___Toc3452_882868142"/></text:h>
      <text:p text:style-name="P43">Przedstawiony problem <text:span text:style-name="T15">poszukiwania najkrótszej ścieżki w grafie</text:span><text:span text:style-name="T9"> można rozwiązać na kilka sposobów. Przedstawione przez mnie rozwiązania różnią się pod względem wydajności. Najlepszym rozwiązaniem jest użycie </text:span><text:span text:style-name="T15">algorytmu</text:span><text:span text:style-name="T9"> </text:span><text:span text:style-name="T15">Dijkstry</text:span><text:span text:style-name="T9">, która to może pochwalić się czas</text:span><text:span text:style-name="T15">em dwukrotnie szybszym od algorytmu Bellmana-Forda</text:span><text:span text:style-name="T9">. </text:span></text:p>
      <text:p text:style-name="P42">Oba Algorytmy jednak dobrze spełniają swoją podstawową funkcję i dla nie dużych grafów, można użyć nieco wolniejszego rozwiązania, szczególnie, że wymaga ono mniej pamięci obliczeniowej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0" fo:font-family="0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paragraph-rsid="0021c629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3"/><text:page-number text:select-page="current">11</text:page-number><text:bookmark-end text:name="PageNumWizard_FOOTER_Domyślny styl strony3"/></text:p>
      </style:footer>
      <style:footer-left>
        <text:p text:style-name="MP2"><text:bookmark-start text:name="PageNumWizard_FOOTER_Domyślny styl strony2"/><text:page-number text:select-page="current">10</text:page-number><text:s/>/ <text:page-count>11</text:page-count><text:bookmark-end text:name="PageNumWizard_FOOTER_Domyślny styl strony2"/></text:p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3T14:14:00</meta:creation-date>
    <meta:generator>LibreOffice/7.6.3.2$Windows_X86_64 LibreOffice_project/29d686fea9f6705b262d369fede658f824154cc0</meta:generator>
    <dc:date>2025-05-25T22:50:08.729000000</dc:date>
    <meta:editing-duration>P2DT12H1M44S</meta:editing-duration>
    <meta:editing-cycles>39</meta:editing-cycles>
    <dc:title>Efektywność algorytmów</dc:title>
    <meta:initial-creator>prz</meta:initial-creator>
    <meta:document-statistic meta:table-count="0" meta:image-count="0" meta:object-count="5" meta:page-count="11" meta:paragraph-count="86" meta:word-count="821" meta:character-count="5558" meta:non-whitespace-character-count="485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family-asian="'DejaVu Sans'" style:font-size-asian="13pt" style:font-family-complex="'DejaVu Sans'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maximum="500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family-asian="'DejaVu Sans'" style:font-size-asian="9pt" style:font-family-complex="'DejaVu Sans'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family-asian="'DejaVu Sans'" style:font-size-asian="9pt" style:font-family-complex="'DejaVu Sans'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draw:stroke="none" svg:stroke-width="0.08cm" svg:stroke-color="#004586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0" style:family="chart">
      <style:chart-properties chart:regression-name="" chart:regression-max-degree="2" chart:regression-force-intercept="false" chart:regression-period="2" loext:regression-extrapolate-forward="0" loext:regression-extrapolate-backward="0" chart:regression-type="linear"/>
      <style:graphic-properties svg:stroke-color="#168253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998cm" svg:height="8.997cm" xlink:href="." xlink:type="simple" chart:class="chart:scatter" chart:style-name="ch1">
        <chart:title svg:x="5.312cm" svg:y="0.315cm" chart:style-name="ch2">
          <text:p>Algorytm Bellmana-Forda</text:p>
        </chart:title>
        <chart:plot-area chart:style-name="ch3" chart:data-source-has-labels="both" svg:x="1.32cm" svg:y="1.299cm" svg:width="14.359cm" svg:height="6.548cm">
          <chart:coordinate-region svg:x="2.058cm" svg:y="1.501cm" svg:width="13.334cm" svg:height="5.693cm"/>
          <chart:axis chart:dimension="x" chart:name="primary-x" chart:style-name="ch4" chartooo:axis-type="auto">
            <chart:title svg:x="7.764cm" svg:y="8.026cm" chart:style-name="ch5">
              <text:p>Zapytanie</text:p>
            </chart:title>
            <chart:categories table:cell-range-address="local-table.$A$2:.$A$500"/>
          </chart:axis>
          <chart:axis chart:dimension="y" chart:name="primary-y" chart:style-name="ch6">
            <chart:title svg:x="0.451cm" svg:y="5.339cm" chart:style-name="ch7">
              <text:p>Czas [ms]</text:p>
            </chart:title>
            <chart:grid chart:style-name="ch8" chart:class="major"/>
          </chart:axis>
          <chart:series chart:style-name="ch9" chart:values-cell-range-address="local-table.$C$2:.$C$500" chart:label-cell-address="local-table.$C$1" chart:class="chart:scatter">
            <chart:domain table:cell-range-address="local-table.$B$2:.$B$500"/>
            <chart:regression-curve chart:style-name="ch10"/>
            <chart:data-point chart:repeated="4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1</text:p>
              </table:table-cell>
              <table:table-cell office:value-type="string">
                <text:p>BellmanFor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05944">
                <text:p>3.059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93498">
                <text:p>2.934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16692">
                <text:p>3.166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47696">
                <text:p>2.476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37888">
                <text:p>2.37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75682">
                <text:p>2.75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5642">
                <text:p>2.56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08204">
                <text:p>3.08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77286">
                <text:p>2.77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24624">
                <text:p>2.246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.22966">
                <text:p>2.22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41834">
                <text:p>2.418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76474">
                <text:p>2.76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.6804">
                <text:p>2.68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.6183">
                <text:p>2.61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90054">
                <text:p>1.90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.9027">
                <text:p>2.90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46094">
                <text:p>2.460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91632">
                <text:p>1.916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73804">
                <text:p>2.738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.72576">
                <text:p>2.725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.6792">
                <text:p>2.67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.67318">
                <text:p>2.673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.5635">
                <text:p>2.56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.78072">
                <text:p>2.780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.7237">
                <text:p>2.7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.7449">
                <text:p>2.74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.75954">
                <text:p>2.759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.23214">
                <text:p>2.232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39864">
                <text:p>2.39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.31222">
                <text:p>2.312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95878">
                <text:p>2.958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.53012">
                <text:p>2.530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6844">
                <text:p>2.68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.55602">
                <text:p>2.55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.23256">
                <text:p>2.232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.9827">
                <text:p>2.98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.22694">
                <text:p>2.226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.00512">
                <text:p>3.005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.18118">
                <text:p>3.181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.4055">
                <text:p>2.40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.44112">
                <text:p>2.441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.26122">
                <text:p>2.261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.99976">
                <text:p>2.999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.38228">
                <text:p>2.382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.69896">
                <text:p>2.698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.37976">
                <text:p>2.379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.16264">
                <text:p>2.162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.87078">
                <text:p>2.870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.48182">
                <text:p>2.481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.64836">
                <text:p>2.64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.43064">
                <text:p>2.430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.47416">
                <text:p>2.474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.66262">
                <text:p>2.662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.23328">
                <text:p>2.233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.16956">
                <text:p>2.169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.00492">
                <text:p>3.004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.10034">
                <text:p>2.100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.38972">
                <text:p>2.389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.38134">
                <text:p>2.381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.34038">
                <text:p>2.340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.72442">
                <text:p>2.724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.40892">
                <text:p>2.408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.42306">
                <text:p>2.423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.61456">
                <text:p>2.614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.6757">
                <text:p>2.67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.0338">
                <text:p>3.03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.42908">
                <text:p>2.429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.25238">
                <text:p>2.252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.47778">
                <text:p>2.477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.45272">
                <text:p>2.452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.34938">
                <text:p>2.349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.3886">
                <text:p>2.38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.61904">
                <text:p>2.619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89804">
                <text:p>1.898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90128">
                <text:p>1.901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.10606">
                <text:p>2.106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.40754">
                <text:p>2.407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.21324">
                <text:p>2.213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.3833">
                <text:p>2.38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.13418">
                <text:p>2.134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.45298">
                <text:p>2.452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.37496">
                <text:p>2.374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.63956">
                <text:p>2.639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.39986">
                <text:p>2.399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.97766">
                <text:p>2.977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.73428">
                <text:p>2.734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.68626">
                <text:p>2.686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.43664">
                <text:p>2.436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.40526">
                <text:p>2.405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.15114">
                <text:p>2.151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.40758">
                <text:p>2.407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.46534">
                <text:p>2.465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.38708">
                <text:p>2.387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.48706">
                <text:p>2.487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.46062">
                <text:p>2.460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.44144">
                <text:p>2.441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.67664">
                <text:p>2.676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.17974">
                <text:p>2.179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.68404">
                <text:p>2.684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.4387">
                <text:p>2.43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.43282">
                <text:p>2.432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.76594">
                <text:p>2.765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.72802">
                <text:p>2.728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.94826">
                <text:p>2.948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.48674">
                <text:p>2.486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.43462">
                <text:p>2.434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.44668">
                <text:p>2.446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.70264">
                <text:p>2.702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.2051">
                <text:p>2.20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.65022">
                <text:p>2.650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.22244">
                <text:p>2.222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.2021">
                <text:p>2.20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.22176">
                <text:p>2.221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.72044">
                <text:p>2.720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.18312">
                <text:p>2.183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.43248">
                <text:p>2.432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.3906">
                <text:p>2.39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.60852">
                <text:p>2.608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.68214">
                <text:p>2.682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.78532">
                <text:p>2.785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.89154">
                <text:p>2.891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.96254">
                <text:p>2.962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.58268">
                <text:p>2.582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.99286">
                <text:p>2.992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.73392">
                <text:p>2.733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.42966">
                <text:p>2.429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3.0104">
                <text:p>3.01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.4393">
                <text:p>2.43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.71264">
                <text:p>2.712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.6539">
                <text:p>2.65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.65236">
                <text:p>2.652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9505">
                <text:p>1.95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.5346">
                <text:p>2.53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.19764">
                <text:p>2.197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.18428">
                <text:p>2.184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.24644">
                <text:p>2.246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.47336">
                <text:p>2.473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.28944">
                <text:p>2.289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.8146">
                <text:p>2.81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.5747">
                <text:p>2.57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.90968">
                <text:p>2.909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.40014">
                <text:p>2.400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.65444">
                <text:p>2.654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.22184">
                <text:p>2.221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.93454">
                <text:p>2.934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.78172">
                <text:p>2.781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.87962">
                <text:p>2.879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.90866">
                <text:p>2.908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.50836">
                <text:p>2.508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.19918">
                <text:p>2.199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.6702">
                <text:p>2.67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.9105">
                <text:p>2.91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.00158">
                <text:p>3.001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.51638">
                <text:p>2.516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.4162">
                <text:p>2.41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.37394">
                <text:p>2.373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.52842">
                <text:p>2.528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.98852">
                <text:p>2.988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.62282">
                <text:p>2.622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.43804">
                <text:p>2.438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.35146">
                <text:p>2.351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.40986">
                <text:p>2.409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.74532">
                <text:p>2.745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.71948">
                <text:p>2.719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.00738">
                <text:p>3.007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.50296">
                <text:p>2.502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.21586">
                <text:p>2.215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.30194">
                <text:p>2.301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.7979">
                <text:p>2.79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.67294">
                <text:p>2.672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.40644">
                <text:p>2.406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.73596">
                <text:p>2.735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.44548">
                <text:p>2.445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.51334">
                <text:p>2.513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.82604">
                <text:p>2.826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.91262">
                <text:p>1.912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.5329">
                <text:p>2.53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.96474">
                <text:p>2.964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.49286">
                <text:p>2.492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.38632">
                <text:p>2.386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.42378">
                <text:p>2.423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.45162">
                <text:p>2.451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.48804">
                <text:p>2.488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.26592">
                <text:p>2.265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.68282">
                <text:p>2.682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.09404">
                <text:p>2.094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.6922">
                <text:p>2.69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3.08668">
                <text:p>3.086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.4847">
                <text:p>2.48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.29226">
                <text:p>2.292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.91616">
                <text:p>2.916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.04386">
                <text:p>3.043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.4181">
                <text:p>2.41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.22318">
                <text:p>2.223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.4637">
                <text:p>2.46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.41224">
                <text:p>2.412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.00108">
                <text:p>3.001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.49674">
                <text:p>2.496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.07154">
                <text:p>3.071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.4278">
                <text:p>2.42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.51968">
                <text:p>2.519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.46866">
                <text:p>2.468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.4128">
                <text:p>2.41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.78964">
                <text:p>2.789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.71814">
                <text:p>2.718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3.0437">
                <text:p>3.04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.80848">
                <text:p>2.808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.48622">
                <text:p>2.486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.72002">
                <text:p>2.720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.43768">
                <text:p>2.437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.4799">
                <text:p>2.47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.4231">
                <text:p>2.42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3.1787">
                <text:p>3.17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.3729">
                <text:p>2.37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.60694">
                <text:p>2.606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.70262">
                <text:p>2.702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.8603">
                <text:p>2.860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.96246">
                <text:p>2.9624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.44314">
                <text:p>2.443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.40606">
                <text:p>2.406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.45426">
                <text:p>2.454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.66422">
                <text:p>2.664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3.2377">
                <text:p>3.237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.44442">
                <text:p>2.444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.16724">
                <text:p>2.167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.23032">
                <text:p>2.230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.46078">
                <text:p>2.460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.4034">
                <text:p>2.40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3.1804">
                <text:p>3.18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.8786">
                <text:p>2.87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.46606">
                <text:p>2.4660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.65634">
                <text:p>2.656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.65434">
                <text:p>2.654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.45814">
                <text:p>2.458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3.40144">
                <text:p>3.401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.191">
                <text:p>3.1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.73376">
                <text:p>2.7337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.54376">
                <text:p>2.543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.26902">
                <text:p>2.269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.45234">
                <text:p>2.452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.42202">
                <text:p>2.422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.52194">
                <text:p>2.521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.43478">
                <text:p>2.434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.19054">
                <text:p>2.190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.95194">
                <text:p>2.951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.92076">
                <text:p>2.920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.65584">
                <text:p>2.655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.41214">
                <text:p>2.412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.4393">
                <text:p>2.43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.20188">
                <text:p>2.201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.44482">
                <text:p>2.444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.90612">
                <text:p>2.906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.46162">
                <text:p>2.4616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.5322">
                <text:p>2.53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.74942">
                <text:p>2.749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.7577">
                <text:p>2.757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.49212">
                <text:p>2.492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.66292">
                <text:p>2.662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.90216">
                <text:p>2.902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.69992">
                <text:p>2.6999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3.0311">
                <text:p>3.03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.2541">
                <text:p>2.25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.93318">
                <text:p>2.933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.79154">
                <text:p>2.791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.68866">
                <text:p>2.688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.47764">
                <text:p>2.477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.47688">
                <text:p>2.476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.49012">
                <text:p>2.490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.48276">
                <text:p>2.482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.99566">
                <text:p>1.9956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.37838">
                <text:p>2.378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.41772">
                <text:p>2.417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.71716">
                <text:p>2.7171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.48246">
                <text:p>2.482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.43024">
                <text:p>2.430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.49984">
                <text:p>2.499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.24772">
                <text:p>2.2477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.97852">
                <text:p>2.978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.43556">
                <text:p>2.435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.96124">
                <text:p>2.9612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.7166">
                <text:p>2.71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.11964">
                <text:p>2.119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.4623">
                <text:p>2.46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3.07298">
                <text:p>3.0729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.20134">
                <text:p>2.201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.91952">
                <text:p>2.919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.49698">
                <text:p>2.496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3.08726">
                <text:p>3.087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3.39116">
                <text:p>3.391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.55796">
                <text:p>2.5579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.18322">
                <text:p>2.183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.40034">
                <text:p>2.4003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.48452">
                <text:p>2.484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.43246">
                <text:p>2.432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.46446">
                <text:p>2.464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.46256">
                <text:p>2.462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.68246">
                <text:p>2.682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.74628">
                <text:p>2.7462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.74842">
                <text:p>2.7484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.78932">
                <text:p>2.789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.44554">
                <text:p>2.4455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.78674">
                <text:p>2.7867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.9528">
                <text:p>2.95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.74948">
                <text:p>2.749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.74694">
                <text:p>2.746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.49436">
                <text:p>2.4943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.7578">
                <text:p>2.757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.51398">
                <text:p>2.513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.39702">
                <text:p>2.397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.76814">
                <text:p>2.768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.20292">
                <text:p>2.2029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3.05848">
                <text:p>3.058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.17842">
                <text:p>2.178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.3916">
                <text:p>2.39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.69382">
                <text:p>2.6938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.43018">
                <text:p>2.430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3.21364">
                <text:p>3.2136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.41934">
                <text:p>2.419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.41214">
                <text:p>2.412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.45964">
                <text:p>2.4596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.4565">
                <text:p>2.456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.26556">
                <text:p>2.265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.41738">
                <text:p>2.4173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2.1461">
                <text:p>2.146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.5136">
                <text:p>2.51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.4693">
                <text:p>2.46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.46548">
                <text:p>2.4654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.52296">
                <text:p>2.522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.67952">
                <text:p>2.679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3.0311">
                <text:p>3.03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.9284">
                <text:p>2.92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.66482">
                <text:p>2.6648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.66762">
                <text:p>2.667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.91582">
                <text:p>2.9158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.53692">
                <text:p>2.536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.11866">
                <text:p>2.1186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.42014">
                <text:p>2.420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.43606">
                <text:p>2.436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.50316">
                <text:p>2.503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.6069">
                <text:p>2.60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.15172">
                <text:p>2.1517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.7529">
                <text:p>2.752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.01382">
                <text:p>3.013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.6775">
                <text:p>2.67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.36908">
                <text:p>2.369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.96076">
                <text:p>2.9607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.79964">
                <text:p>2.799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.69074">
                <text:p>2.6907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.41716">
                <text:p>2.417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.5879">
                <text:p>2.58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.702">
                <text:p>2.7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.41118">
                <text:p>2.4111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.41316">
                <text:p>2.413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.48964">
                <text:p>2.489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.45126">
                <text:p>2.451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.46044">
                <text:p>2.460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.78874">
                <text:p>2.7887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.49612">
                <text:p>2.496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.7251">
                <text:p>2.725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.97126">
                <text:p>2.971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.42996">
                <text:p>2.4299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.40052">
                <text:p>2.400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.96196">
                <text:p>2.961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.34516">
                <text:p>2.3451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.219">
                <text:p>2.2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.72392">
                <text:p>2.7239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.69476">
                <text:p>2.694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.78094">
                <text:p>2.7809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.1944">
                <text:p>2.19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2.30054">
                <text:p>2.3005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.46052">
                <text:p>2.460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2.6501">
                <text:p>2.65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3.206">
                <text:p>3.20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.01536">
                <text:p>3.0153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2.5207">
                <text:p>2.520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2.46202">
                <text:p>2.4620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2.98416">
                <text:p>2.984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.19456">
                <text:p>2.1945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.43932">
                <text:p>2.4393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3.01022">
                <text:p>3.0102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.38894">
                <text:p>2.3889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.17186">
                <text:p>2.1718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.64636">
                <text:p>2.6463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2.70006">
                <text:p>2.7000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.73964">
                <text:p>2.7396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.38254">
                <text:p>2.3825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.65078">
                <text:p>2.6507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.68186">
                <text:p>2.6818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3.02154">
                <text:p>3.0215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.92956">
                <text:p>2.929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2.1714">
                <text:p>2.17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2.42192">
                <text:p>2.4219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.13846">
                <text:p>2.138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2.3586">
                <text:p>2.358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2.21536">
                <text:p>2.2153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2.84564">
                <text:p>2.8456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2.37156">
                <text:p>2.371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.40354">
                <text:p>2.4035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2.16172">
                <text:p>2.1617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2.7227">
                <text:p>2.722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2.17028">
                <text:p>2.1702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.3361">
                <text:p>2.33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.0447">
                <text:p>2.044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.38456">
                <text:p>2.3845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.48174">
                <text:p>2.4817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.27596">
                <text:p>2.275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.88812">
                <text:p>1.8881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.8736">
                <text:p>2.873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.54996">
                <text:p>2.549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.35654">
                <text:p>2.3565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.35204">
                <text:p>2.3520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3.87262">
                <text:p>3.8726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3.13392">
                <text:p>3.1339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2.71664">
                <text:p>2.716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2.10682">
                <text:p>2.1068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2.3538">
                <text:p>2.353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2.07412">
                <text:p>2.074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.25952">
                <text:p>2.2595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.84204">
                <text:p>2.842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3.19318">
                <text:p>3.1931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2.70318">
                <text:p>2.7031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2.65574">
                <text:p>2.6557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2.6693">
                <text:p>2.669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2.72448">
                <text:p>2.7244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2.33756">
                <text:p>2.337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2.40596">
                <text:p>2.4059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2.59744">
                <text:p>2.5974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2.49062">
                <text:p>2.4906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2.62902">
                <text:p>2.6290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2.37336">
                <text:p>2.373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2.33186">
                <text:p>2.3318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2.40658">
                <text:p>2.406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.14918">
                <text:p>2.1491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.35056">
                <text:p>2.3505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.22998">
                <text:p>2.2299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2.8712">
                <text:p>2.87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.14388">
                <text:p>2.1438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.90806">
                <text:p>2.908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.26084">
                <text:p>2.2608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2.47654">
                <text:p>2.4765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.89184">
                <text:p>1.8918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.8435">
                <text:p>2.843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3.00856">
                <text:p>3.0085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2.89114">
                <text:p>2.8911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2.93654">
                <text:p>2.9365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.62554">
                <text:p>2.6255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2.10492">
                <text:p>2.1049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2.40182">
                <text:p>2.4018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2.87916">
                <text:p>2.879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2.6134">
                <text:p>2.613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2.83286">
                <text:p>2.8328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2.71926">
                <text:p>2.7192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3.19786">
                <text:p>3.1978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2.78044">
                <text:p>2.7804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.80688">
                <text:p>2.8068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2.69772">
                <text:p>2.6977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2.59942">
                <text:p>2.5994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.88824">
                <text:p>2.8882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3.16366">
                <text:p>3.1636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.62746">
                <text:p>2.627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2.37736">
                <text:p>2.3773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2.10228">
                <text:p>2.1022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2.06726">
                <text:p>2.0672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2.4025">
                <text:p>2.40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2.34406">
                <text:p>2.3440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.41052">
                <text:p>2.4105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.15078">
                <text:p>2.1507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.7947">
                <text:p>2.794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3.02228">
                <text:p>3.0222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2.31598">
                <text:p>2.3159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.4694">
                <text:p>2.469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2.52744">
                <text:p>2.5274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.72176">
                <text:p>2.7217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.94854">
                <text:p>2.9485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3.61132">
                <text:p>3.6113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3.05086">
                <text:p>3.0508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2.10956">
                <text:p>2.109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2.58818">
                <text:p>2.5881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2.53308">
                <text:p>2.5330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2.89368">
                <text:p>2.893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2.33012">
                <text:p>2.330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.92736">
                <text:p>2.9273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3.07496">
                <text:p>3.0749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2.2904">
                <text:p>2.290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2.5917">
                <text:p>2.59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2.55494">
                <text:p>2.5549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2.44966">
                <text:p>2.4496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2.98618">
                <text:p>2.9861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.53846">
                <text:p>2.538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2.88398">
                <text:p>2.883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2.50036">
                <text:p>2.5003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2.34828">
                <text:p>2.348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.87076">
                <text:p>2.8707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2.68638">
                <text:p>2.6863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2.88524">
                <text:p>2.8852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2.40346">
                <text:p>2.4034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.33808">
                <text:p>2.338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family-asian="'DejaVu Sans'" style:font-size-asian="13pt" style:font-family-complex="'DejaVu Sans'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maximum="500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family-asian="'DejaVu Sans'" style:font-size-asian="9pt" style:font-family-complex="'DejaVu Sans'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family-asian="'DejaVu Sans'" style:font-size-asian="9pt" style:font-family-complex="'DejaVu Sans'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82cm" chart:symbol-height="0.282cm" chart:link-data-style-to-source="true" chart:label-position="right"/>
      <style:graphic-properties draw:stroke="none" svg:stroke-width="0.08cm" svg:stroke-color="#ff0000" draw:fill-color="#ff0000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0" style:family="chart">
      <style:chart-properties chart:regression-name="" chart:regression-max-degree="2" chart:regression-force-intercept="false" chart:regression-period="2" loext:regression-extrapolate-forward="0" loext:regression-extrapolate-backward="0" chart:regression-type="linear"/>
      <style:graphic-properties svg:stroke-color="#780373"/>
    </style:style>
    <style:style style:name="ch11" style:family="chart">
      <style:chart-properties chart:solid-type="cuboid" chart:symbol-type="named-symbol" chart:symbol-name="diamond" chart:symbol-width="0.282cm" chart:symbol-height="0.282cm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6cm" svg:height="8.997cm" xlink:href="." xlink:type="simple" chart:class="chart:scatter" chart:style-name="ch1">
        <chart:title svg:x="6.179cm" svg:y="0.315cm" chart:style-name="ch2">
          <text:p>Algorytm Dijkstry</text:p>
        </chart:title>
        <chart:plot-area chart:style-name="ch3" chart:data-source-has-labels="both" svg:x="1.32cm" svg:y="1.299cm" svg:width="14.357cm" svg:height="6.548cm">
          <chart:coordinate-region svg:x="2.058cm" svg:y="1.501cm" svg:width="13.331cm" svg:height="5.693cm"/>
          <chart:axis chart:dimension="x" chart:name="primary-x" chart:style-name="ch4" chartooo:axis-type="auto">
            <chart:title svg:x="7.763cm" svg:y="8.026cm" chart:style-name="ch5">
              <text:p>Zapytanie</text:p>
            </chart:title>
            <chart:categories table:cell-range-address="local-table.$A$2:.$A$500"/>
          </chart:axis>
          <chart:axis chart:dimension="y" chart:name="primary-y" chart:style-name="ch6">
            <chart:title svg:x="0.451cm" svg:y="5.339cm" chart:style-name="ch7">
              <text:p>Czas [ms]</text:p>
            </chart:title>
            <chart:grid chart:style-name="ch8" chart:class="major"/>
          </chart:axis>
          <chart:series chart:style-name="ch9" chart:values-cell-range-address="local-table.$C$2:.$C$500" chart:label-cell-address="local-table.$C$1" chart:class="chart:scatter">
            <chart:domain table:cell-range-address="local-table.$B$2:.$B$500"/>
            <chart:regression-curve chart:style-name="ch10"/>
            <chart:data-point chart:repeated="150"/>
            <chart:data-point chart:style-name="ch11"/>
            <chart:data-point chart:repeated="225"/>
            <chart:data-point chart:style-name="ch11"/>
            <chart:data-point chart:repeated="17"/>
            <chart:data-point chart:style-name="ch11"/>
            <chart:data-point chart:repeated="10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1</text:p>
              </table:table-cell>
              <table:table-cell office:value-type="string">
                <text:p>Dijkstr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3074">
                <text:p>2.30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43742">
                <text:p>2.437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23564">
                <text:p>2.23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65122">
                <text:p>1.65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6271">
                <text:p>1.6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60722">
                <text:p>1.60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19366">
                <text:p>2.19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83476">
                <text:p>1.83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11092">
                <text:p>1.110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12916">
                <text:p>1.12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22612">
                <text:p>1.226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1261">
                <text:p>1.12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19044">
                <text:p>1.190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09244">
                <text:p>1.09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13526">
                <text:p>1.135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18388">
                <text:p>1.183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13434">
                <text:p>1.134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08974">
                <text:p>1.089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11894">
                <text:p>1.118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2912">
                <text:p>1.12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1454">
                <text:p>1.14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08942">
                <text:p>1.089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05352">
                <text:p>1.053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11656">
                <text:p>1.116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0845">
                <text:p>1.0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11794">
                <text:p>1.117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18626">
                <text:p>1.186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1176">
                <text:p>1.11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13214">
                <text:p>1.132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39978">
                <text:p>1.399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10892">
                <text:p>1.108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26642">
                <text:p>1.266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13834">
                <text:p>1.138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09678">
                <text:p>1.096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16794">
                <text:p>1.167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11346">
                <text:p>1.113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11262">
                <text:p>1.112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14752">
                <text:p>1.147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09644">
                <text:p>1.096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12958">
                <text:p>1.129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08534">
                <text:p>1.085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11738">
                <text:p>1.117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4046">
                <text:p>1.40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1119">
                <text:p>1.11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08846">
                <text:p>1.088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15152">
                <text:p>1.151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15282">
                <text:p>1.152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19448">
                <text:p>1.194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07922">
                <text:p>1.079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1031">
                <text:p>1.10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19256">
                <text:p>1.192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0952">
                <text:p>1.09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14924">
                <text:p>1.149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1992">
                <text:p>1.19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07368">
                <text:p>1.073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09742">
                <text:p>1.09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1204">
                <text:p>1.12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0757">
                <text:p>1.07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12926">
                <text:p>1.129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09592">
                <text:p>1.095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09686">
                <text:p>1.096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11362">
                <text:p>1.113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09628">
                <text:p>1.096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09966">
                <text:p>1.099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18612">
                <text:p>1.186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10758">
                <text:p>1.107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09856">
                <text:p>1.098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1779">
                <text:p>1.17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13352">
                <text:p>1.133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15724">
                <text:p>1.157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1189">
                <text:p>1.11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09186">
                <text:p>1.091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17914">
                <text:p>1.179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15116">
                <text:p>1.151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18766">
                <text:p>1.187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22424">
                <text:p>1.224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17834">
                <text:p>1.178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1817">
                <text:p>1.18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10336">
                <text:p>1.103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12226">
                <text:p>1.122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15124">
                <text:p>1.151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14902">
                <text:p>1.149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11682">
                <text:p>1.116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13618">
                <text:p>1.136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1434">
                <text:p>1.14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1128">
                <text:p>1.11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16786">
                <text:p>1.167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14048">
                <text:p>1.140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14038">
                <text:p>1.140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08844">
                <text:p>1.088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07448">
                <text:p>1.074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08844">
                <text:p>1.088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06522">
                <text:p>1.065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1189">
                <text:p>1.11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15286">
                <text:p>1.152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11012">
                <text:p>1.110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07818">
                <text:p>1.078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17072">
                <text:p>1.170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15218">
                <text:p>1.152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09914">
                <text:p>1.099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11354">
                <text:p>1.113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0943">
                <text:p>1.09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1134">
                <text:p>1.11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09124">
                <text:p>1.091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15602">
                <text:p>1.156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122">
                <text:p>1.1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12456">
                <text:p>1.124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15724">
                <text:p>1.157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15268">
                <text:p>1.152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18916">
                <text:p>1.189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10482">
                <text:p>1.104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13872">
                <text:p>1.138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13786">
                <text:p>1.137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15424">
                <text:p>1.154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1212">
                <text:p>1.12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11316">
                <text:p>1.113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1691">
                <text:p>1.16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14922">
                <text:p>1.149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18842">
                <text:p>1.188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15214">
                <text:p>1.152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1644">
                <text:p>1.16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23822">
                <text:p>1.238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09238">
                <text:p>1.092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1747">
                <text:p>1.17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11038">
                <text:p>1.110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13486">
                <text:p>1.134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08876">
                <text:p>1.088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14378">
                <text:p>1.143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.08016">
                <text:p>1.080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14638">
                <text:p>1.146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.08394">
                <text:p>1.083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09484">
                <text:p>1.094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.13722">
                <text:p>1.137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10412">
                <text:p>1.104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.09584">
                <text:p>1.095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11086">
                <text:p>1.110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.09496">
                <text:p>1.094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07338">
                <text:p>1.073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.24088">
                <text:p>1.240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1148">
                <text:p>1.11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.10124">
                <text:p>1.101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0861">
                <text:p>1.08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.10978">
                <text:p>1.109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2488">
                <text:p>1.24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.0799">
                <text:p>1.07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.19496">
                <text:p>1.194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.12962">
                <text:p>1.129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.0663">
                <text:p>1.06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.10486">
                <text:p>1.104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.613">
                <text:p>1.6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.37084">
                <text:p>1.370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.1609">
                <text:p>1.16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.1326">
                <text:p>1.13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.13556">
                <text:p>1.135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.06554">
                <text:p>1.065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.10244">
                <text:p>1.102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.15876">
                <text:p>1.158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.09432">
                <text:p>1.094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.10528">
                <text:p>1.105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1028">
                <text:p>1.10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.08344">
                <text:p>1.083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.10964">
                <text:p>1.109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.12036">
                <text:p>1.120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.11564">
                <text:p>1.115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.10846">
                <text:p>1.108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.09648">
                <text:p>1.096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.11664">
                <text:p>1.116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.1222">
                <text:p>1.12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.11868">
                <text:p>1.118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.13524">
                <text:p>1.135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.11912">
                <text:p>1.119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.10166">
                <text:p>1.101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.1149">
                <text:p>1.11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.15348">
                <text:p>1.153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.10906">
                <text:p>1.109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.10606">
                <text:p>1.106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.07794">
                <text:p>1.077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.11488">
                <text:p>1.114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.10226">
                <text:p>1.102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.08564">
                <text:p>1.085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.14182">
                <text:p>1.141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.14076">
                <text:p>1.140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.12308">
                <text:p>1.123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.10396">
                <text:p>1.103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.10702">
                <text:p>1.107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.11026">
                <text:p>1.110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.13022">
                <text:p>1.130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.12094">
                <text:p>1.120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.07096">
                <text:p>1.070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.1077">
                <text:p>1.10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.09572">
                <text:p>1.095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.13612">
                <text:p>1.136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.12222">
                <text:p>1.122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.14892">
                <text:p>1.148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.09658">
                <text:p>1.096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.13768">
                <text:p>1.137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.1523">
                <text:p>1.15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.11594">
                <text:p>1.115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08484">
                <text:p>1.084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.15134">
                <text:p>1.151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.10744">
                <text:p>1.107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.17606">
                <text:p>1.176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.09766">
                <text:p>1.097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.0871">
                <text:p>1.08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.10398">
                <text:p>1.103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.16168">
                <text:p>1.161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.12564">
                <text:p>1.125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.41296">
                <text:p>1.412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.06806">
                <text:p>1.068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.12388">
                <text:p>1.123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.06708">
                <text:p>1.067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.07016">
                <text:p>1.070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.08582">
                <text:p>1.085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.10808">
                <text:p>1.108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.13276">
                <text:p>1.132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.0969">
                <text:p>1.09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.1339">
                <text:p>1.13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16294">
                <text:p>1.162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.12076">
                <text:p>1.120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.16316">
                <text:p>1.163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.1055">
                <text:p>1.10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.14898">
                <text:p>1.148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.16036">
                <text:p>1.160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.11466">
                <text:p>1.114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.1345">
                <text:p>1.13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.0635">
                <text:p>1.06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.18874">
                <text:p>1.188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.11924">
                <text:p>1.119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.13882">
                <text:p>1.138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.13404">
                <text:p>1.134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.13086">
                <text:p>1.130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.1439">
                <text:p>1.14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.07822">
                <text:p>1.078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.0906">
                <text:p>1.09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.10794">
                <text:p>1.107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.15994">
                <text:p>1.159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.13972">
                <text:p>1.139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.1583">
                <text:p>1.15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.0875">
                <text:p>1.08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.10622">
                <text:p>1.106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.09698">
                <text:p>1.096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.17994">
                <text:p>1.179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.15488">
                <text:p>1.154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.05664">
                <text:p>1.056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.07834">
                <text:p>1.078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.09838">
                <text:p>1.098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.12486">
                <text:p>1.124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.11668">
                <text:p>1.116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.19208">
                <text:p>1.192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.08408">
                <text:p>1.084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.1179">
                <text:p>1.11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.09674">
                <text:p>1.096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.1166">
                <text:p>1.11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.21252">
                <text:p>1.212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.16264">
                <text:p>1.162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.12934">
                <text:p>1.129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.19558">
                <text:p>1.195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.14462">
                <text:p>1.144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.14716">
                <text:p>1.147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.16766">
                <text:p>1.167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.12862">
                <text:p>1.128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.13618">
                <text:p>1.136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.09524">
                <text:p>1.095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.08538">
                <text:p>1.085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.14324">
                <text:p>1.143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.09646">
                <text:p>1.096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.08088">
                <text:p>1.0808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.18478">
                <text:p>1.184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.15292">
                <text:p>1.152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.09784">
                <text:p>1.097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.1618">
                <text:p>1.16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.13054">
                <text:p>1.130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.09836">
                <text:p>1.098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.1395">
                <text:p>1.139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.10456">
                <text:p>1.104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.08638">
                <text:p>1.086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.0995">
                <text:p>1.09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.0576">
                <text:p>1.05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.11426">
                <text:p>1.114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.07544">
                <text:p>1.075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.06122">
                <text:p>1.061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.12774">
                <text:p>1.127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.09864">
                <text:p>1.098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.08414">
                <text:p>1.084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.18018">
                <text:p>1.180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.11724">
                <text:p>1.117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.0677">
                <text:p>1.06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.16782">
                <text:p>1.1678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.10984">
                <text:p>1.109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.11838">
                <text:p>1.118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.1301">
                <text:p>1.13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.11252">
                <text:p>1.112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.14318">
                <text:p>1.143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.1498">
                <text:p>1.14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.10628">
                <text:p>1.106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.15122">
                <text:p>1.151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.08158">
                <text:p>1.081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.1146">
                <text:p>1.11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.16208">
                <text:p>1.162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.1355">
                <text:p>1.13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.16822">
                <text:p>1.1682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.13002">
                <text:p>1.130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.15956">
                <text:p>1.159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.15714">
                <text:p>1.157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.10838">
                <text:p>1.108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.14018">
                <text:p>1.140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.13254">
                <text:p>1.1325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.14246">
                <text:p>1.142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.45106">
                <text:p>1.4510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.1184">
                <text:p>1.11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.11744">
                <text:p>1.117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.10572">
                <text:p>1.105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.1424">
                <text:p>1.14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.08602">
                <text:p>1.086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.09048">
                <text:p>1.090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.10564">
                <text:p>1.105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.10488">
                <text:p>1.104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.11336">
                <text:p>1.113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.08938">
                <text:p>1.0893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.13446">
                <text:p>1.134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.07958">
                <text:p>1.0795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.11558">
                <text:p>1.115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.15994">
                <text:p>1.159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.07752">
                <text:p>1.077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.0463">
                <text:p>1.04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.16396">
                <text:p>1.163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.16624">
                <text:p>1.166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.13192">
                <text:p>1.131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.07758">
                <text:p>1.077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.0767">
                <text:p>1.07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.28206">
                <text:p>1.2820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.1302">
                <text:p>1.13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.13872">
                <text:p>1.1387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.16358">
                <text:p>1.163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.12978">
                <text:p>1.129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.16658">
                <text:p>1.166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.39184">
                <text:p>1.391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.04946">
                <text:p>1.049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.10536">
                <text:p>1.105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.1521">
                <text:p>1.15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.13002">
                <text:p>1.130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.12786">
                <text:p>1.1278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.07414">
                <text:p>1.074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.06548">
                <text:p>1.065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.07726">
                <text:p>1.077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.11768">
                <text:p>1.1176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.18118">
                <text:p>1.1811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.1142">
                <text:p>1.11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.07482">
                <text:p>1.0748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.07568">
                <text:p>1.075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.10112">
                <text:p>1.101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.09882">
                <text:p>1.098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.04656">
                <text:p>1.046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.09814">
                <text:p>1.098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.05818">
                <text:p>1.058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.07314">
                <text:p>1.073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.1057">
                <text:p>1.10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.08152">
                <text:p>1.0815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.1067">
                <text:p>1.10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.09488">
                <text:p>1.094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.11028">
                <text:p>1.110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.0922">
                <text:p>1.09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.09894">
                <text:p>1.0989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.12124">
                <text:p>1.121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.11844">
                <text:p>1.118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.07586">
                <text:p>1.0758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.14172">
                <text:p>1.141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.12236">
                <text:p>1.1223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.12244">
                <text:p>1.1224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.11282">
                <text:p>1.1128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.0703">
                <text:p>1.070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.09176">
                <text:p>1.0917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.14082">
                <text:p>1.1408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.12018">
                <text:p>1.1201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.11472">
                <text:p>1.114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.09482">
                <text:p>1.0948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.13656">
                <text:p>1.1365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.14316">
                <text:p>1.143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.08698">
                <text:p>1.0869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.14634">
                <text:p>1.1463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.10772">
                <text:p>1.1077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.11422">
                <text:p>1.1142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.1391">
                <text:p>1.139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.09538">
                <text:p>1.095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.087">
                <text:p>1.08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.12906">
                <text:p>1.1290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.0688">
                <text:p>1.06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.08674">
                <text:p>1.0867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.16612">
                <text:p>1.166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.06268">
                <text:p>1.062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.26192">
                <text:p>1.261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.13596">
                <text:p>1.1359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.06154">
                <text:p>1.0615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.14528">
                <text:p>1.1452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.07776">
                <text:p>1.077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.06626">
                <text:p>1.0662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.1618">
                <text:p>1.161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.07154">
                <text:p>1.0715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.11448">
                <text:p>1.114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.11276">
                <text:p>1.1127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.09012">
                <text:p>1.0901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.14882">
                <text:p>1.1488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.1099">
                <text:p>1.109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.13048">
                <text:p>1.1304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.1032">
                <text:p>1.10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.09234">
                <text:p>1.0923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.10644">
                <text:p>1.106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.15986">
                <text:p>1.1598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.14372">
                <text:p>1.1437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.0895">
                <text:p>1.089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.09426">
                <text:p>1.0942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.14902">
                <text:p>1.149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.05212">
                <text:p>1.052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.16592">
                <text:p>1.165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.14836">
                <text:p>1.1483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.09306">
                <text:p>1.0930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.08338">
                <text:p>1.083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.15904">
                <text:p>1.159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.16442">
                <text:p>1.1644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.14648">
                <text:p>1.146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.20454">
                <text:p>1.204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.14486">
                <text:p>1.144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.10966">
                <text:p>1.1096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.12756">
                <text:p>1.127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.09446">
                <text:p>1.094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.15572">
                <text:p>1.1557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.13376">
                <text:p>1.1337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.1561">
                <text:p>1.156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.08868">
                <text:p>1.0886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.04708">
                <text:p>1.0470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.14094">
                <text:p>1.1409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.08526">
                <text:p>1.0852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.08392">
                <text:p>1.0839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.17316">
                <text:p>1.173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.09452">
                <text:p>1.094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.10606">
                <text:p>1.106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.12992">
                <text:p>1.1299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.0871">
                <text:p>1.087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.10178">
                <text:p>1.1017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.25822">
                <text:p>1.2582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.07896">
                <text:p>1.0789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.1494">
                <text:p>1.14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.18426">
                <text:p>1.1842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.12764">
                <text:p>1.127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.25712">
                <text:p>1.257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.08006">
                <text:p>1.0800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.14494">
                <text:p>1.1449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.11964">
                <text:p>1.1196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.07888">
                <text:p>1.078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.09202">
                <text:p>1.0920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.10658">
                <text:p>1.1065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.09674">
                <text:p>1.0967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.06732">
                <text:p>1.0673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.1114">
                <text:p>1.11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.09124">
                <text:p>1.091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.16184">
                <text:p>1.161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.08372">
                <text:p>1.0837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.1015">
                <text:p>1.101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.37314">
                <text:p>1.373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.869">
                <text:p>1.8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.83114">
                <text:p>1.8311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.66178">
                <text:p>1.6617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.0589">
                <text:p>1.058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.09102">
                <text:p>1.0910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.10228">
                <text:p>1.1022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.08322">
                <text:p>1.083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.07574">
                <text:p>1.075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.12494">
                <text:p>1.1249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.07972">
                <text:p>1.0797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.09108">
                <text:p>1.0910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.0846">
                <text:p>1.084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.0616">
                <text:p>1.061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.13312">
                <text:p>1.133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.09752">
                <text:p>1.0975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.09996">
                <text:p>1.0999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.25158">
                <text:p>1.2515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.07376">
                <text:p>1.0737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.18846">
                <text:p>1.1884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.10472">
                <text:p>1.104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.10168">
                <text:p>1.1016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.49756">
                <text:p>1.4975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.05676">
                <text:p>1.0567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.1026">
                <text:p>1.102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.08224">
                <text:p>1.082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.0472">
                <text:p>1.047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.13716">
                <text:p>1.1371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.10404">
                <text:p>1.1040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.10398">
                <text:p>1.103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.1015">
                <text:p>1.10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.08302">
                <text:p>1.0830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.07436">
                <text:p>1.0743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.16674">
                <text:p>1.1667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.10664">
                <text:p>1.1066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.0838">
                <text:p>1.083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.08746">
                <text:p>1.087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family-asian="'DejaVu Sans'" style:font-size-asian="13pt" style:font-family-complex="'DejaVu Sans'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logarithmic="false" chart:maximum="500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9pt" style:font-family-asian="'DejaVu Sans'" style:font-size-asian="9pt" style:font-family-complex="'DejaVu Sans'" style:font-size-complex="9pt"/>
    </style:style>
    <style:style style:name="ch7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9pt" style:font-family-asian="'DejaVu Sans'" style:font-size-asian="9pt" style:font-family-complex="'DejaVu Sans'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draw:stroke="none" svg:stroke-width="0.08cm" svg:stroke-color="#004586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1" style:family="chart">
      <style:chart-properties chart:regression-name="" chart:regression-max-degree="2" chart:regression-force-intercept="false" chart:regression-period="2" loext:regression-extrapolate-forward="0" loext:regression-extrapolate-backward="0" chart:regression-type="linear"/>
      <style:graphic-properties svg:stroke-color="#168253"/>
    </style:style>
    <style:style style:name="ch12" style:family="chart" style:data-style-name="N0">
      <style:chart-properties chart:symbol-type="named-symbol" chart:symbol-name="diamond" chart:symbol-width="0.282cm" chart:symbol-height="0.282cm" chart:link-data-style-to-source="true" chart:label-position="right"/>
      <style:graphic-properties draw:stroke="none" svg:stroke-width="0.08cm" svg:stroke-color="#ff0000" draw:fill-color="#ff0000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13" style:family="chart">
      <style:chart-properties chart:regression-name="" chart:regression-max-degree="2" chart:regression-force-intercept="false" chart:regression-period="2" loext:regression-extrapolate-forward="0" loext:regression-extrapolate-backward="0" chart:regression-type="linear"/>
      <style:graphic-properties svg:stroke-color="#780373"/>
    </style:style>
    <style:style style:name="ch14" style:family="chart">
      <style:chart-properties chart:solid-type="cuboid" chart:symbol-type="named-symbol" chart:symbol-name="diamond" chart:symbol-width="0.282cm" chart:symbol-height="0.282cm"/>
    </style:style>
    <style:style style:name="ch15" style:family="chart">
      <style:graphic-properties draw:stroke="solid" svg:stroke-color="#b3b3b3"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0.326cm" svg:height="8.997cm" xlink:href="." xlink:type="simple" chart:class="chart:scatter" chart:style-name="ch1">
        <chart:title svg:x="7.593cm" svg:y="0.315cm" chart:style-name="ch2">
          <text:p>Porównanie Algorytmów</text:p>
        </chart:title>
        <chart:legend chart:legend-position="end" svg:x="15.447cm" svg:y="3.44cm" style:legend-expansion="high" chart:style-name="ch3"/>
        <chart:plot-area chart:style-name="ch4" chart:data-source-has-labels="both" svg:x="1.407cm" svg:y="1.299cm" svg:width="13.634cm" svg:height="6.548cm">
          <chart:coordinate-region svg:x="2.145cm" svg:y="1.501cm" svg:width="12.609cm" svg:height="5.693cm"/>
          <chart:axis chart:dimension="x" chart:name="primary-x" chart:style-name="ch5" chartooo:axis-type="auto">
            <chart:title svg:x="7.489cm" svg:y="8.026cm" chart:style-name="ch6">
              <text:p>Zapytanie</text:p>
            </chart:title>
            <chart:categories table:cell-range-address="local-table.$A$2:.$A$500"/>
          </chart:axis>
          <chart:axis chart:dimension="y" chart:name="primary-y" chart:style-name="ch7">
            <chart:title svg:x="0.451cm" svg:y="5.339cm" chart:style-name="ch8">
              <text:p>Czas [ms]</text:p>
            </chart:title>
            <chart:grid chart:style-name="ch9" chart:class="major"/>
          </chart:axis>
          <chart:series chart:style-name="ch10" chart:values-cell-range-address="local-table.$C$2:.$C$500" chart:label-cell-address="local-table.$C$1" chart:class="chart:scatter">
            <chart:domain table:cell-range-address="local-table.$B$2:.$B$500"/>
            <chart:regression-curve chart:style-name="ch11"/>
            <chart:data-point chart:repeated="499"/>
          </chart:series>
          <chart:series chart:style-name="ch12" chart:values-cell-range-address="local-table.$D$2:.$D$500" chart:label-cell-address="local-table.$D$1" chart:class="chart:scatter">
            <chart:regression-curve chart:style-name="ch13"/>
            <chart:data-point chart:repeated="150"/>
            <chart:data-point chart:style-name="ch14"/>
            <chart:data-point chart:repeated="225"/>
            <chart:data-point chart:style-name="ch14"/>
            <chart:data-point chart:repeated="17"/>
            <chart:data-point chart:style-name="ch14"/>
            <chart:data-point chart:repeated="10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1</text:p>
              </table:table-cell>
              <table:table-cell office:value-type="string">
                <text:p>BellmanFord</text:p>
              </table:table-cell>
              <table:table-cell office:value-type="string">
                <text:p>Dijkstr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05944">
                <text:p>3.05944</text:p>
              </table:table-cell>
              <table:table-cell office:value-type="float" office:value="2.3074">
                <text:p>2.30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93498">
                <text:p>2.93498</text:p>
              </table:table-cell>
              <table:table-cell office:value-type="float" office:value="2.43742">
                <text:p>2.437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16692">
                <text:p>3.16692</text:p>
              </table:table-cell>
              <table:table-cell office:value-type="float" office:value="2.23564">
                <text:p>2.23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47696">
                <text:p>2.47696</text:p>
              </table:table-cell>
              <table:table-cell office:value-type="float" office:value="1.65122">
                <text:p>1.65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37888">
                <text:p>2.37888</text:p>
              </table:table-cell>
              <table:table-cell office:value-type="float" office:value="1.6271">
                <text:p>1.62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75682">
                <text:p>2.75682</text:p>
              </table:table-cell>
              <table:table-cell office:value-type="float" office:value="1.60722">
                <text:p>1.60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5642">
                <text:p>2.5642</text:p>
              </table:table-cell>
              <table:table-cell office:value-type="float" office:value="2.19366">
                <text:p>2.19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08204">
                <text:p>3.08204</text:p>
              </table:table-cell>
              <table:table-cell office:value-type="float" office:value="1.83476">
                <text:p>1.83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77286">
                <text:p>2.77286</text:p>
              </table:table-cell>
              <table:table-cell office:value-type="float" office:value="1.11092">
                <text:p>1.110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24624">
                <text:p>2.24624</text:p>
              </table:table-cell>
              <table:table-cell office:value-type="float" office:value="1.12916">
                <text:p>1.12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.22966">
                <text:p>2.22966</text:p>
              </table:table-cell>
              <table:table-cell office:value-type="float" office:value="1.22612">
                <text:p>1.226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41834">
                <text:p>2.41834</text:p>
              </table:table-cell>
              <table:table-cell office:value-type="float" office:value="1.1261">
                <text:p>1.12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76474">
                <text:p>2.76474</text:p>
              </table:table-cell>
              <table:table-cell office:value-type="float" office:value="1.19044">
                <text:p>1.190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.6804">
                <text:p>2.6804</text:p>
              </table:table-cell>
              <table:table-cell office:value-type="float" office:value="1.09244">
                <text:p>1.09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.6183">
                <text:p>2.6183</text:p>
              </table:table-cell>
              <table:table-cell office:value-type="float" office:value="1.13526">
                <text:p>1.135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90054">
                <text:p>1.90054</text:p>
              </table:table-cell>
              <table:table-cell office:value-type="float" office:value="1.18388">
                <text:p>1.183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.9027">
                <text:p>2.9027</text:p>
              </table:table-cell>
              <table:table-cell office:value-type="float" office:value="1.13434">
                <text:p>1.134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46094">
                <text:p>2.46094</text:p>
              </table:table-cell>
              <table:table-cell office:value-type="float" office:value="1.08974">
                <text:p>1.089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91632">
                <text:p>1.91632</text:p>
              </table:table-cell>
              <table:table-cell office:value-type="float" office:value="1.11894">
                <text:p>1.118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73804">
                <text:p>2.73804</text:p>
              </table:table-cell>
              <table:table-cell office:value-type="float" office:value="1.12912">
                <text:p>1.12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.72576">
                <text:p>2.72576</text:p>
              </table:table-cell>
              <table:table-cell office:value-type="float" office:value="1.1454">
                <text:p>1.14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.6792">
                <text:p>2.6792</text:p>
              </table:table-cell>
              <table:table-cell office:value-type="float" office:value="1.08942">
                <text:p>1.089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.67318">
                <text:p>2.67318</text:p>
              </table:table-cell>
              <table:table-cell office:value-type="float" office:value="1.05352">
                <text:p>1.053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.5635">
                <text:p>2.5635</text:p>
              </table:table-cell>
              <table:table-cell office:value-type="float" office:value="1.11656">
                <text:p>1.116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.78072">
                <text:p>2.78072</text:p>
              </table:table-cell>
              <table:table-cell office:value-type="float" office:value="1.0845">
                <text:p>1.0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.7237">
                <text:p>2.7237</text:p>
              </table:table-cell>
              <table:table-cell office:value-type="float" office:value="1.11794">
                <text:p>1.117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.7449">
                <text:p>2.7449</text:p>
              </table:table-cell>
              <table:table-cell office:value-type="float" office:value="1.18626">
                <text:p>1.186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.75954">
                <text:p>2.75954</text:p>
              </table:table-cell>
              <table:table-cell office:value-type="float" office:value="1.1176">
                <text:p>1.11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.23214">
                <text:p>2.23214</text:p>
              </table:table-cell>
              <table:table-cell office:value-type="float" office:value="1.13214">
                <text:p>1.132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39864">
                <text:p>2.39864</text:p>
              </table:table-cell>
              <table:table-cell office:value-type="float" office:value="1.39978">
                <text:p>1.399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.31222">
                <text:p>2.31222</text:p>
              </table:table-cell>
              <table:table-cell office:value-type="float" office:value="1.10892">
                <text:p>1.108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95878">
                <text:p>2.95878</text:p>
              </table:table-cell>
              <table:table-cell office:value-type="float" office:value="1.26642">
                <text:p>1.266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.53012">
                <text:p>2.53012</text:p>
              </table:table-cell>
              <table:table-cell office:value-type="float" office:value="1.13834">
                <text:p>1.138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6844">
                <text:p>2.6844</text:p>
              </table:table-cell>
              <table:table-cell office:value-type="float" office:value="1.09678">
                <text:p>1.096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.55602">
                <text:p>2.55602</text:p>
              </table:table-cell>
              <table:table-cell office:value-type="float" office:value="1.16794">
                <text:p>1.167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.23256">
                <text:p>2.23256</text:p>
              </table:table-cell>
              <table:table-cell office:value-type="float" office:value="1.11346">
                <text:p>1.113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.9827">
                <text:p>2.9827</text:p>
              </table:table-cell>
              <table:table-cell office:value-type="float" office:value="1.11262">
                <text:p>1.112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.22694">
                <text:p>2.22694</text:p>
              </table:table-cell>
              <table:table-cell office:value-type="float" office:value="1.14752">
                <text:p>1.147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.00512">
                <text:p>3.00512</text:p>
              </table:table-cell>
              <table:table-cell office:value-type="float" office:value="1.09644">
                <text:p>1.096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.18118">
                <text:p>3.18118</text:p>
              </table:table-cell>
              <table:table-cell office:value-type="float" office:value="1.12958">
                <text:p>1.129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.4055">
                <text:p>2.4055</text:p>
              </table:table-cell>
              <table:table-cell office:value-type="float" office:value="1.08534">
                <text:p>1.085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.44112">
                <text:p>2.44112</text:p>
              </table:table-cell>
              <table:table-cell office:value-type="float" office:value="1.11738">
                <text:p>1.117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.26122">
                <text:p>2.26122</text:p>
              </table:table-cell>
              <table:table-cell office:value-type="float" office:value="1.4046">
                <text:p>1.40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.99976">
                <text:p>2.99976</text:p>
              </table:table-cell>
              <table:table-cell office:value-type="float" office:value="1.1119">
                <text:p>1.11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.38228">
                <text:p>2.38228</text:p>
              </table:table-cell>
              <table:table-cell office:value-type="float" office:value="1.08846">
                <text:p>1.088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.69896">
                <text:p>2.69896</text:p>
              </table:table-cell>
              <table:table-cell office:value-type="float" office:value="1.15152">
                <text:p>1.151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.37976">
                <text:p>2.37976</text:p>
              </table:table-cell>
              <table:table-cell office:value-type="float" office:value="1.15282">
                <text:p>1.152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.16264">
                <text:p>2.16264</text:p>
              </table:table-cell>
              <table:table-cell office:value-type="float" office:value="1.19448">
                <text:p>1.194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.87078">
                <text:p>2.87078</text:p>
              </table:table-cell>
              <table:table-cell office:value-type="float" office:value="1.07922">
                <text:p>1.079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.48182">
                <text:p>2.48182</text:p>
              </table:table-cell>
              <table:table-cell office:value-type="float" office:value="1.1031">
                <text:p>1.10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.64836">
                <text:p>2.64836</text:p>
              </table:table-cell>
              <table:table-cell office:value-type="float" office:value="1.19256">
                <text:p>1.192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.43064">
                <text:p>2.43064</text:p>
              </table:table-cell>
              <table:table-cell office:value-type="float" office:value="1.0952">
                <text:p>1.09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.47416">
                <text:p>2.47416</text:p>
              </table:table-cell>
              <table:table-cell office:value-type="float" office:value="1.14924">
                <text:p>1.149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.66262">
                <text:p>2.66262</text:p>
              </table:table-cell>
              <table:table-cell office:value-type="float" office:value="1.1992">
                <text:p>1.19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.23328">
                <text:p>2.23328</text:p>
              </table:table-cell>
              <table:table-cell office:value-type="float" office:value="1.07368">
                <text:p>1.073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.16956">
                <text:p>2.16956</text:p>
              </table:table-cell>
              <table:table-cell office:value-type="float" office:value="1.09742">
                <text:p>1.097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.00492">
                <text:p>3.00492</text:p>
              </table:table-cell>
              <table:table-cell office:value-type="float" office:value="1.1204">
                <text:p>1.12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.10034">
                <text:p>2.10034</text:p>
              </table:table-cell>
              <table:table-cell office:value-type="float" office:value="1.0757">
                <text:p>1.07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.38972">
                <text:p>2.38972</text:p>
              </table:table-cell>
              <table:table-cell office:value-type="float" office:value="1.12926">
                <text:p>1.129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.38134">
                <text:p>2.38134</text:p>
              </table:table-cell>
              <table:table-cell office:value-type="float" office:value="1.09592">
                <text:p>1.095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.34038">
                <text:p>2.34038</text:p>
              </table:table-cell>
              <table:table-cell office:value-type="float" office:value="1.09686">
                <text:p>1.096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.72442">
                <text:p>2.72442</text:p>
              </table:table-cell>
              <table:table-cell office:value-type="float" office:value="1.11362">
                <text:p>1.113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.40892">
                <text:p>2.40892</text:p>
              </table:table-cell>
              <table:table-cell office:value-type="float" office:value="1.09628">
                <text:p>1.096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.42306">
                <text:p>2.42306</text:p>
              </table:table-cell>
              <table:table-cell office:value-type="float" office:value="1.09966">
                <text:p>1.099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.61456">
                <text:p>2.61456</text:p>
              </table:table-cell>
              <table:table-cell office:value-type="float" office:value="1.18612">
                <text:p>1.186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.6757">
                <text:p>2.6757</text:p>
              </table:table-cell>
              <table:table-cell office:value-type="float" office:value="1.10758">
                <text:p>1.107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.0338">
                <text:p>3.0338</text:p>
              </table:table-cell>
              <table:table-cell office:value-type="float" office:value="1.09856">
                <text:p>1.098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.42908">
                <text:p>2.42908</text:p>
              </table:table-cell>
              <table:table-cell office:value-type="float" office:value="1.1779">
                <text:p>1.17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.25238">
                <text:p>2.25238</text:p>
              </table:table-cell>
              <table:table-cell office:value-type="float" office:value="1.13352">
                <text:p>1.133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.47778">
                <text:p>2.47778</text:p>
              </table:table-cell>
              <table:table-cell office:value-type="float" office:value="1.15724">
                <text:p>1.157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.45272">
                <text:p>2.45272</text:p>
              </table:table-cell>
              <table:table-cell office:value-type="float" office:value="1.1189">
                <text:p>1.11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.34938">
                <text:p>2.34938</text:p>
              </table:table-cell>
              <table:table-cell office:value-type="float" office:value="1.09186">
                <text:p>1.091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.3886">
                <text:p>2.3886</text:p>
              </table:table-cell>
              <table:table-cell office:value-type="float" office:value="1.17914">
                <text:p>1.179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.61904">
                <text:p>2.61904</text:p>
              </table:table-cell>
              <table:table-cell office:value-type="float" office:value="1.15116">
                <text:p>1.151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89804">
                <text:p>1.89804</text:p>
              </table:table-cell>
              <table:table-cell office:value-type="float" office:value="1.18766">
                <text:p>1.187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90128">
                <text:p>1.90128</text:p>
              </table:table-cell>
              <table:table-cell office:value-type="float" office:value="1.22424">
                <text:p>1.224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.10606">
                <text:p>2.10606</text:p>
              </table:table-cell>
              <table:table-cell office:value-type="float" office:value="1.17834">
                <text:p>1.178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.40754">
                <text:p>2.40754</text:p>
              </table:table-cell>
              <table:table-cell office:value-type="float" office:value="1.1817">
                <text:p>1.18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.21324">
                <text:p>2.21324</text:p>
              </table:table-cell>
              <table:table-cell office:value-type="float" office:value="1.10336">
                <text:p>1.103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.3833">
                <text:p>2.3833</text:p>
              </table:table-cell>
              <table:table-cell office:value-type="float" office:value="1.12226">
                <text:p>1.122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.13418">
                <text:p>2.13418</text:p>
              </table:table-cell>
              <table:table-cell office:value-type="float" office:value="1.15124">
                <text:p>1.151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.45298">
                <text:p>2.45298</text:p>
              </table:table-cell>
              <table:table-cell office:value-type="float" office:value="1.14902">
                <text:p>1.149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.37496">
                <text:p>2.37496</text:p>
              </table:table-cell>
              <table:table-cell office:value-type="float" office:value="1.11682">
                <text:p>1.116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.63956">
                <text:p>2.63956</text:p>
              </table:table-cell>
              <table:table-cell office:value-type="float" office:value="1.13618">
                <text:p>1.136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.39986">
                <text:p>2.39986</text:p>
              </table:table-cell>
              <table:table-cell office:value-type="float" office:value="1.1434">
                <text:p>1.14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.97766">
                <text:p>2.97766</text:p>
              </table:table-cell>
              <table:table-cell office:value-type="float" office:value="1.1128">
                <text:p>1.11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.73428">
                <text:p>2.73428</text:p>
              </table:table-cell>
              <table:table-cell office:value-type="float" office:value="1.16786">
                <text:p>1.167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.68626">
                <text:p>2.68626</text:p>
              </table:table-cell>
              <table:table-cell office:value-type="float" office:value="1.14048">
                <text:p>1.140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.43664">
                <text:p>2.43664</text:p>
              </table:table-cell>
              <table:table-cell office:value-type="float" office:value="1.14038">
                <text:p>1.140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.40526">
                <text:p>2.40526</text:p>
              </table:table-cell>
              <table:table-cell office:value-type="float" office:value="1.08844">
                <text:p>1.088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.15114">
                <text:p>2.15114</text:p>
              </table:table-cell>
              <table:table-cell office:value-type="float" office:value="1.07448">
                <text:p>1.074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.40758">
                <text:p>2.40758</text:p>
              </table:table-cell>
              <table:table-cell office:value-type="float" office:value="1.08844">
                <text:p>1.088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.46534">
                <text:p>2.46534</text:p>
              </table:table-cell>
              <table:table-cell office:value-type="float" office:value="1.06522">
                <text:p>1.065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.38708">
                <text:p>2.38708</text:p>
              </table:table-cell>
              <table:table-cell office:value-type="float" office:value="1.1189">
                <text:p>1.11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.48706">
                <text:p>2.48706</text:p>
              </table:table-cell>
              <table:table-cell office:value-type="float" office:value="1.15286">
                <text:p>1.152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.46062">
                <text:p>2.46062</text:p>
              </table:table-cell>
              <table:table-cell office:value-type="float" office:value="1.11012">
                <text:p>1.110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.44144">
                <text:p>2.44144</text:p>
              </table:table-cell>
              <table:table-cell office:value-type="float" office:value="1.07818">
                <text:p>1.078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.67664">
                <text:p>2.67664</text:p>
              </table:table-cell>
              <table:table-cell office:value-type="float" office:value="1.17072">
                <text:p>1.170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.17974">
                <text:p>2.17974</text:p>
              </table:table-cell>
              <table:table-cell office:value-type="float" office:value="1.15218">
                <text:p>1.152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.68404">
                <text:p>2.68404</text:p>
              </table:table-cell>
              <table:table-cell office:value-type="float" office:value="1.09914">
                <text:p>1.099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.4387">
                <text:p>2.4387</text:p>
              </table:table-cell>
              <table:table-cell office:value-type="float" office:value="1.11354">
                <text:p>1.113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.43282">
                <text:p>2.43282</text:p>
              </table:table-cell>
              <table:table-cell office:value-type="float" office:value="1.0943">
                <text:p>1.09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.76594">
                <text:p>2.76594</text:p>
              </table:table-cell>
              <table:table-cell office:value-type="float" office:value="1.1134">
                <text:p>1.11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.72802">
                <text:p>2.72802</text:p>
              </table:table-cell>
              <table:table-cell office:value-type="float" office:value="1.09124">
                <text:p>1.091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.94826">
                <text:p>2.94826</text:p>
              </table:table-cell>
              <table:table-cell office:value-type="float" office:value="1.15602">
                <text:p>1.156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.48674">
                <text:p>2.48674</text:p>
              </table:table-cell>
              <table:table-cell office:value-type="float" office:value="1.122">
                <text:p>1.1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.43462">
                <text:p>2.43462</text:p>
              </table:table-cell>
              <table:table-cell office:value-type="float" office:value="1.12456">
                <text:p>1.124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.44668">
                <text:p>2.44668</text:p>
              </table:table-cell>
              <table:table-cell office:value-type="float" office:value="1.15724">
                <text:p>1.157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.70264">
                <text:p>2.70264</text:p>
              </table:table-cell>
              <table:table-cell office:value-type="float" office:value="1.15268">
                <text:p>1.152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.2051">
                <text:p>2.2051</text:p>
              </table:table-cell>
              <table:table-cell office:value-type="float" office:value="1.18916">
                <text:p>1.189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.65022">
                <text:p>2.65022</text:p>
              </table:table-cell>
              <table:table-cell office:value-type="float" office:value="1.10482">
                <text:p>1.104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.22244">
                <text:p>2.22244</text:p>
              </table:table-cell>
              <table:table-cell office:value-type="float" office:value="1.13872">
                <text:p>1.138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.2021">
                <text:p>2.2021</text:p>
              </table:table-cell>
              <table:table-cell office:value-type="float" office:value="1.13786">
                <text:p>1.137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.22176">
                <text:p>2.22176</text:p>
              </table:table-cell>
              <table:table-cell office:value-type="float" office:value="1.15424">
                <text:p>1.154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.72044">
                <text:p>2.72044</text:p>
              </table:table-cell>
              <table:table-cell office:value-type="float" office:value="1.1212">
                <text:p>1.12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.18312">
                <text:p>2.18312</text:p>
              </table:table-cell>
              <table:table-cell office:value-type="float" office:value="1.11316">
                <text:p>1.113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.43248">
                <text:p>2.43248</text:p>
              </table:table-cell>
              <table:table-cell office:value-type="float" office:value="1.1691">
                <text:p>1.16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.3906">
                <text:p>2.3906</text:p>
              </table:table-cell>
              <table:table-cell office:value-type="float" office:value="1.14922">
                <text:p>1.149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.60852">
                <text:p>2.60852</text:p>
              </table:table-cell>
              <table:table-cell office:value-type="float" office:value="1.18842">
                <text:p>1.188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.68214">
                <text:p>2.68214</text:p>
              </table:table-cell>
              <table:table-cell office:value-type="float" office:value="1.15214">
                <text:p>1.152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.78532">
                <text:p>2.78532</text:p>
              </table:table-cell>
              <table:table-cell office:value-type="float" office:value="1.1644">
                <text:p>1.16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.89154">
                <text:p>2.89154</text:p>
              </table:table-cell>
              <table:table-cell office:value-type="float" office:value="1.23822">
                <text:p>1.238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.96254">
                <text:p>2.96254</text:p>
              </table:table-cell>
              <table:table-cell office:value-type="float" office:value="1.09238">
                <text:p>1.092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.58268">
                <text:p>2.58268</text:p>
              </table:table-cell>
              <table:table-cell office:value-type="float" office:value="1.1747">
                <text:p>1.17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.99286">
                <text:p>2.99286</text:p>
              </table:table-cell>
              <table:table-cell office:value-type="float" office:value="1.11038">
                <text:p>1.110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.73392">
                <text:p>2.73392</text:p>
              </table:table-cell>
              <table:table-cell office:value-type="float" office:value="1.13486">
                <text:p>1.134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.42966">
                <text:p>2.42966</text:p>
              </table:table-cell>
              <table:table-cell office:value-type="float" office:value="1.08876">
                <text:p>1.088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3.0104">
                <text:p>3.0104</text:p>
              </table:table-cell>
              <table:table-cell office:value-type="float" office:value="1.14378">
                <text:p>1.143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.65306">
                <text:p>2.65306</text:p>
              </table:table-cell>
              <table:table-cell office:value-type="float" office:value="1.08016">
                <text:p>1.080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.4393">
                <text:p>2.4393</text:p>
              </table:table-cell>
              <table:table-cell office:value-type="float" office:value="1.14638">
                <text:p>1.146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.71264">
                <text:p>2.71264</text:p>
              </table:table-cell>
              <table:table-cell office:value-type="float" office:value="1.08394">
                <text:p>1.083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.6539">
                <text:p>2.6539</text:p>
              </table:table-cell>
              <table:table-cell office:value-type="float" office:value="1.09484">
                <text:p>1.094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.65236">
                <text:p>2.65236</text:p>
              </table:table-cell>
              <table:table-cell office:value-type="float" office:value="1.13722">
                <text:p>1.137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9505">
                <text:p>1.9505</text:p>
              </table:table-cell>
              <table:table-cell office:value-type="float" office:value="1.10412">
                <text:p>1.104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.5346">
                <text:p>2.5346</text:p>
              </table:table-cell>
              <table:table-cell office:value-type="float" office:value="1.09584">
                <text:p>1.095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.19764">
                <text:p>2.19764</text:p>
              </table:table-cell>
              <table:table-cell office:value-type="float" office:value="1.11086">
                <text:p>1.110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.18428">
                <text:p>2.18428</text:p>
              </table:table-cell>
              <table:table-cell office:value-type="float" office:value="1.09496">
                <text:p>1.094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.24644">
                <text:p>2.24644</text:p>
              </table:table-cell>
              <table:table-cell office:value-type="float" office:value="1.07338">
                <text:p>1.073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.47336">
                <text:p>2.47336</text:p>
              </table:table-cell>
              <table:table-cell office:value-type="float" office:value="1.24088">
                <text:p>1.240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.28944">
                <text:p>2.28944</text:p>
              </table:table-cell>
              <table:table-cell office:value-type="float" office:value="1.1148">
                <text:p>1.11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.8146">
                <text:p>2.8146</text:p>
              </table:table-cell>
              <table:table-cell office:value-type="float" office:value="1.10124">
                <text:p>1.101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.5747">
                <text:p>2.5747</text:p>
              </table:table-cell>
              <table:table-cell office:value-type="float" office:value="1.0861">
                <text:p>1.08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.90968">
                <text:p>2.90968</text:p>
              </table:table-cell>
              <table:table-cell office:value-type="float" office:value="1.10978">
                <text:p>1.109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.40014">
                <text:p>2.40014</text:p>
              </table:table-cell>
              <table:table-cell office:value-type="float" office:value="1.2488">
                <text:p>1.24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.65444">
                <text:p>2.65444</text:p>
              </table:table-cell>
              <table:table-cell office:value-type="float" office:value="1.0799">
                <text:p>1.07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.22184">
                <text:p>2.22184</text:p>
              </table:table-cell>
              <table:table-cell office:value-type="float" office:value="1.19496">
                <text:p>1.194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.93454">
                <text:p>2.93454</text:p>
              </table:table-cell>
              <table:table-cell office:value-type="float" office:value="1.12962">
                <text:p>1.129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.78172">
                <text:p>2.78172</text:p>
              </table:table-cell>
              <table:table-cell office:value-type="float" office:value="1.0663">
                <text:p>1.06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.87962">
                <text:p>2.87962</text:p>
              </table:table-cell>
              <table:table-cell office:value-type="float" office:value="1.10486">
                <text:p>1.104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.90866">
                <text:p>2.90866</text:p>
              </table:table-cell>
              <table:table-cell office:value-type="float" office:value="1.613">
                <text:p>1.6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.50836">
                <text:p>2.50836</text:p>
              </table:table-cell>
              <table:table-cell office:value-type="float" office:value="1.37084">
                <text:p>1.370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.19918">
                <text:p>2.19918</text:p>
              </table:table-cell>
              <table:table-cell office:value-type="float" office:value="1.1609">
                <text:p>1.16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.6702">
                <text:p>2.6702</text:p>
              </table:table-cell>
              <table:table-cell office:value-type="float" office:value="1.1326">
                <text:p>1.13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.9105">
                <text:p>2.9105</text:p>
              </table:table-cell>
              <table:table-cell office:value-type="float" office:value="1.13556">
                <text:p>1.1355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.00158">
                <text:p>3.00158</text:p>
              </table:table-cell>
              <table:table-cell office:value-type="float" office:value="1.06554">
                <text:p>1.065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.51638">
                <text:p>2.51638</text:p>
              </table:table-cell>
              <table:table-cell office:value-type="float" office:value="1.10244">
                <text:p>1.102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.4162">
                <text:p>2.4162</text:p>
              </table:table-cell>
              <table:table-cell office:value-type="float" office:value="1.15876">
                <text:p>1.158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.37394">
                <text:p>2.37394</text:p>
              </table:table-cell>
              <table:table-cell office:value-type="float" office:value="1.09432">
                <text:p>1.094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.52842">
                <text:p>2.52842</text:p>
              </table:table-cell>
              <table:table-cell office:value-type="float" office:value="1.10528">
                <text:p>1.105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.98852">
                <text:p>2.98852</text:p>
              </table:table-cell>
              <table:table-cell office:value-type="float" office:value="1.1028">
                <text:p>1.10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.62282">
                <text:p>2.62282</text:p>
              </table:table-cell>
              <table:table-cell office:value-type="float" office:value="1.08344">
                <text:p>1.083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.43804">
                <text:p>2.43804</text:p>
              </table:table-cell>
              <table:table-cell office:value-type="float" office:value="1.10964">
                <text:p>1.109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.35146">
                <text:p>2.35146</text:p>
              </table:table-cell>
              <table:table-cell office:value-type="float" office:value="1.12036">
                <text:p>1.120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.40986">
                <text:p>2.40986</text:p>
              </table:table-cell>
              <table:table-cell office:value-type="float" office:value="1.11564">
                <text:p>1.115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.74532">
                <text:p>2.74532</text:p>
              </table:table-cell>
              <table:table-cell office:value-type="float" office:value="1.10846">
                <text:p>1.108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.71948">
                <text:p>2.71948</text:p>
              </table:table-cell>
              <table:table-cell office:value-type="float" office:value="1.09648">
                <text:p>1.096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.00738">
                <text:p>3.00738</text:p>
              </table:table-cell>
              <table:table-cell office:value-type="float" office:value="1.11664">
                <text:p>1.116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.50296">
                <text:p>2.50296</text:p>
              </table:table-cell>
              <table:table-cell office:value-type="float" office:value="1.1222">
                <text:p>1.12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.21586">
                <text:p>2.21586</text:p>
              </table:table-cell>
              <table:table-cell office:value-type="float" office:value="1.11868">
                <text:p>1.118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.30194">
                <text:p>2.30194</text:p>
              </table:table-cell>
              <table:table-cell office:value-type="float" office:value="1.13524">
                <text:p>1.135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.7979">
                <text:p>2.7979</text:p>
              </table:table-cell>
              <table:table-cell office:value-type="float" office:value="1.11912">
                <text:p>1.119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.67294">
                <text:p>2.67294</text:p>
              </table:table-cell>
              <table:table-cell office:value-type="float" office:value="1.10166">
                <text:p>1.101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.40644">
                <text:p>2.40644</text:p>
              </table:table-cell>
              <table:table-cell office:value-type="float" office:value="1.1149">
                <text:p>1.11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.73596">
                <text:p>2.73596</text:p>
              </table:table-cell>
              <table:table-cell office:value-type="float" office:value="1.15348">
                <text:p>1.153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.44548">
                <text:p>2.44548</text:p>
              </table:table-cell>
              <table:table-cell office:value-type="float" office:value="1.10906">
                <text:p>1.109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.51334">
                <text:p>2.51334</text:p>
              </table:table-cell>
              <table:table-cell office:value-type="float" office:value="1.10606">
                <text:p>1.106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.82604">
                <text:p>2.82604</text:p>
              </table:table-cell>
              <table:table-cell office:value-type="float" office:value="1.07794">
                <text:p>1.077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.91262">
                <text:p>1.91262</text:p>
              </table:table-cell>
              <table:table-cell office:value-type="float" office:value="1.11488">
                <text:p>1.1148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.5329">
                <text:p>2.5329</text:p>
              </table:table-cell>
              <table:table-cell office:value-type="float" office:value="1.10226">
                <text:p>1.102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.96474">
                <text:p>2.96474</text:p>
              </table:table-cell>
              <table:table-cell office:value-type="float" office:value="1.08564">
                <text:p>1.085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.49286">
                <text:p>2.49286</text:p>
              </table:table-cell>
              <table:table-cell office:value-type="float" office:value="1.14182">
                <text:p>1.141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.38632">
                <text:p>2.38632</text:p>
              </table:table-cell>
              <table:table-cell office:value-type="float" office:value="1.14076">
                <text:p>1.140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.42378">
                <text:p>2.42378</text:p>
              </table:table-cell>
              <table:table-cell office:value-type="float" office:value="1.12308">
                <text:p>1.123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.45162">
                <text:p>2.45162</text:p>
              </table:table-cell>
              <table:table-cell office:value-type="float" office:value="1.10396">
                <text:p>1.103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.48804">
                <text:p>2.48804</text:p>
              </table:table-cell>
              <table:table-cell office:value-type="float" office:value="1.10702">
                <text:p>1.107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.26592">
                <text:p>2.26592</text:p>
              </table:table-cell>
              <table:table-cell office:value-type="float" office:value="1.11026">
                <text:p>1.110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.68282">
                <text:p>2.68282</text:p>
              </table:table-cell>
              <table:table-cell office:value-type="float" office:value="1.13022">
                <text:p>1.130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.09404">
                <text:p>2.09404</text:p>
              </table:table-cell>
              <table:table-cell office:value-type="float" office:value="1.12094">
                <text:p>1.120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.6922">
                <text:p>2.6922</text:p>
              </table:table-cell>
              <table:table-cell office:value-type="float" office:value="1.07096">
                <text:p>1.070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3.08668">
                <text:p>3.08668</text:p>
              </table:table-cell>
              <table:table-cell office:value-type="float" office:value="1.1077">
                <text:p>1.107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.4847">
                <text:p>2.4847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.29226">
                <text:p>2.29226</text:p>
              </table:table-cell>
              <table:table-cell office:value-type="float" office:value="1.09572">
                <text:p>1.095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.91616">
                <text:p>2.91616</text:p>
              </table:table-cell>
              <table:table-cell office:value-type="float" office:value="1.13612">
                <text:p>1.136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.04386">
                <text:p>3.04386</text:p>
              </table:table-cell>
              <table:table-cell office:value-type="float" office:value="1.12222">
                <text:p>1.122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.4181">
                <text:p>2.4181</text:p>
              </table:table-cell>
              <table:table-cell office:value-type="float" office:value="1.14892">
                <text:p>1.148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.22318">
                <text:p>2.22318</text:p>
              </table:table-cell>
              <table:table-cell office:value-type="float" office:value="1.09658">
                <text:p>1.096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.4637">
                <text:p>2.4637</text:p>
              </table:table-cell>
              <table:table-cell office:value-type="float" office:value="1.13768">
                <text:p>1.137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.41224">
                <text:p>2.41224</text:p>
              </table:table-cell>
              <table:table-cell office:value-type="float" office:value="1.1523">
                <text:p>1.15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.00108">
                <text:p>3.00108</text:p>
              </table:table-cell>
              <table:table-cell office:value-type="float" office:value="1.11594">
                <text:p>1.115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.49674">
                <text:p>2.49674</text:p>
              </table:table-cell>
              <table:table-cell office:value-type="float" office:value="1.08484">
                <text:p>1.084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.07154">
                <text:p>3.07154</text:p>
              </table:table-cell>
              <table:table-cell office:value-type="float" office:value="1.15134">
                <text:p>1.151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.4278">
                <text:p>2.4278</text:p>
              </table:table-cell>
              <table:table-cell office:value-type="float" office:value="1.10744">
                <text:p>1.107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.51968">
                <text:p>2.51968</text:p>
              </table:table-cell>
              <table:table-cell office:value-type="float" office:value="1.17606">
                <text:p>1.176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.46866">
                <text:p>2.46866</text:p>
              </table:table-cell>
              <table:table-cell office:value-type="float" office:value="1.09766">
                <text:p>1.097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.4128">
                <text:p>2.4128</text:p>
              </table:table-cell>
              <table:table-cell office:value-type="float" office:value="1.0871">
                <text:p>1.08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.78964">
                <text:p>2.78964</text:p>
              </table:table-cell>
              <table:table-cell office:value-type="float" office:value="1.10398">
                <text:p>1.103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.71814">
                <text:p>2.71814</text:p>
              </table:table-cell>
              <table:table-cell office:value-type="float" office:value="1.16168">
                <text:p>1.161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3.0437">
                <text:p>3.0437</text:p>
              </table:table-cell>
              <table:table-cell office:value-type="float" office:value="1.12564">
                <text:p>1.125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.80848">
                <text:p>2.80848</text:p>
              </table:table-cell>
              <table:table-cell office:value-type="float" office:value="1.41296">
                <text:p>1.412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.48622">
                <text:p>2.48622</text:p>
              </table:table-cell>
              <table:table-cell office:value-type="float" office:value="1.06806">
                <text:p>1.0680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.72002">
                <text:p>2.72002</text:p>
              </table:table-cell>
              <table:table-cell office:value-type="float" office:value="1.12388">
                <text:p>1.123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.43768">
                <text:p>2.43768</text:p>
              </table:table-cell>
              <table:table-cell office:value-type="float" office:value="1.06708">
                <text:p>1.067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.4799">
                <text:p>2.4799</text:p>
              </table:table-cell>
              <table:table-cell office:value-type="float" office:value="1.07016">
                <text:p>1.070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.4231">
                <text:p>2.4231</text:p>
              </table:table-cell>
              <table:table-cell office:value-type="float" office:value="1.08582">
                <text:p>1.085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3.1787">
                <text:p>3.1787</text:p>
              </table:table-cell>
              <table:table-cell office:value-type="float" office:value="1.10808">
                <text:p>1.108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.3729">
                <text:p>2.3729</text:p>
              </table:table-cell>
              <table:table-cell office:value-type="float" office:value="1.13276">
                <text:p>1.132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.60694">
                <text:p>2.60694</text:p>
              </table:table-cell>
              <table:table-cell office:value-type="float" office:value="1.0969">
                <text:p>1.09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.70262">
                <text:p>2.70262</text:p>
              </table:table-cell>
              <table:table-cell office:value-type="float" office:value="1.1339">
                <text:p>1.13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.8603">
                <text:p>2.8603</text:p>
              </table:table-cell>
              <table:table-cell office:value-type="float" office:value="1.16294">
                <text:p>1.162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.96246">
                <text:p>2.96246</text:p>
              </table:table-cell>
              <table:table-cell office:value-type="float" office:value="1.12076">
                <text:p>1.120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.44314">
                <text:p>2.44314</text:p>
              </table:table-cell>
              <table:table-cell office:value-type="float" office:value="1.16316">
                <text:p>1.163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.40606">
                <text:p>2.40606</text:p>
              </table:table-cell>
              <table:table-cell office:value-type="float" office:value="1.1055">
                <text:p>1.10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.45426">
                <text:p>2.45426</text:p>
              </table:table-cell>
              <table:table-cell office:value-type="float" office:value="1.14898">
                <text:p>1.148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.66422">
                <text:p>2.66422</text:p>
              </table:table-cell>
              <table:table-cell office:value-type="float" office:value="1.16036">
                <text:p>1.160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3.2377">
                <text:p>3.2377</text:p>
              </table:table-cell>
              <table:table-cell office:value-type="float" office:value="1.11466">
                <text:p>1.114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.44442">
                <text:p>2.44442</text:p>
              </table:table-cell>
              <table:table-cell office:value-type="float" office:value="1.1345">
                <text:p>1.13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.16724">
                <text:p>2.16724</text:p>
              </table:table-cell>
              <table:table-cell office:value-type="float" office:value="1.0635">
                <text:p>1.06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.23032">
                <text:p>2.23032</text:p>
              </table:table-cell>
              <table:table-cell office:value-type="float" office:value="1.18874">
                <text:p>1.188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.46078">
                <text:p>2.46078</text:p>
              </table:table-cell>
              <table:table-cell office:value-type="float" office:value="1.11924">
                <text:p>1.119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.4034">
                <text:p>2.4034</text:p>
              </table:table-cell>
              <table:table-cell office:value-type="float" office:value="1.13882">
                <text:p>1.138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3.1804">
                <text:p>3.1804</text:p>
              </table:table-cell>
              <table:table-cell office:value-type="float" office:value="1.13404">
                <text:p>1.134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.8786">
                <text:p>2.8786</text:p>
              </table:table-cell>
              <table:table-cell office:value-type="float" office:value="1.13086">
                <text:p>1.130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.46606">
                <text:p>2.46606</text:p>
              </table:table-cell>
              <table:table-cell office:value-type="float" office:value="1.1439">
                <text:p>1.14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.65634">
                <text:p>2.65634</text:p>
              </table:table-cell>
              <table:table-cell office:value-type="float" office:value="1.07822">
                <text:p>1.078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.65434">
                <text:p>2.65434</text:p>
              </table:table-cell>
              <table:table-cell office:value-type="float" office:value="1.0906">
                <text:p>1.09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.45814">
                <text:p>2.45814</text:p>
              </table:table-cell>
              <table:table-cell office:value-type="float" office:value="1.10794">
                <text:p>1.107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3.40144">
                <text:p>3.40144</text:p>
              </table:table-cell>
              <table:table-cell office:value-type="float" office:value="1.15994">
                <text:p>1.159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.191">
                <text:p>3.191</text:p>
              </table:table-cell>
              <table:table-cell office:value-type="float" office:value="1.13972">
                <text:p>1.1397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.73376">
                <text:p>2.73376</text:p>
              </table:table-cell>
              <table:table-cell office:value-type="float" office:value="1.1583">
                <text:p>1.15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.54376">
                <text:p>2.54376</text:p>
              </table:table-cell>
              <table:table-cell office:value-type="float" office:value="1.0875">
                <text:p>1.08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.26902">
                <text:p>2.26902</text:p>
              </table:table-cell>
              <table:table-cell office:value-type="float" office:value="1.10622">
                <text:p>1.106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.45234">
                <text:p>2.45234</text:p>
              </table:table-cell>
              <table:table-cell office:value-type="float" office:value="1.09698">
                <text:p>1.096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.42202">
                <text:p>2.42202</text:p>
              </table:table-cell>
              <table:table-cell office:value-type="float" office:value="1.17994">
                <text:p>1.179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.52194">
                <text:p>2.52194</text:p>
              </table:table-cell>
              <table:table-cell office:value-type="float" office:value="1.15488">
                <text:p>1.154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2.43478">
                <text:p>2.43478</text:p>
              </table:table-cell>
              <table:table-cell office:value-type="float" office:value="1.05664">
                <text:p>1.056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.19054">
                <text:p>2.19054</text:p>
              </table:table-cell>
              <table:table-cell office:value-type="float" office:value="1.07834">
                <text:p>1.078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.95194">
                <text:p>2.95194</text:p>
              </table:table-cell>
              <table:table-cell office:value-type="float" office:value="1.09838">
                <text:p>1.098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.92076">
                <text:p>2.92076</text:p>
              </table:table-cell>
              <table:table-cell office:value-type="float" office:value="1.12486">
                <text:p>1.1248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.65584">
                <text:p>2.65584</text:p>
              </table:table-cell>
              <table:table-cell office:value-type="float" office:value="1.11668">
                <text:p>1.116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.41214">
                <text:p>2.41214</text:p>
              </table:table-cell>
              <table:table-cell office:value-type="float" office:value="1.19208">
                <text:p>1.192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.4393">
                <text:p>2.4393</text:p>
              </table:table-cell>
              <table:table-cell office:value-type="float" office:value="1.08408">
                <text:p>1.084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.20188">
                <text:p>2.20188</text:p>
              </table:table-cell>
              <table:table-cell office:value-type="float" office:value="1.1179">
                <text:p>1.117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.44482">
                <text:p>2.44482</text:p>
              </table:table-cell>
              <table:table-cell office:value-type="float" office:value="1.09674">
                <text:p>1.096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.90612">
                <text:p>2.90612</text:p>
              </table:table-cell>
              <table:table-cell office:value-type="float" office:value="1.1166">
                <text:p>1.11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.46162">
                <text:p>2.46162</text:p>
              </table:table-cell>
              <table:table-cell office:value-type="float" office:value="1.21252">
                <text:p>1.212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.5322">
                <text:p>2.5322</text:p>
              </table:table-cell>
              <table:table-cell office:value-type="float" office:value="1.16264">
                <text:p>1.162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2.74942">
                <text:p>2.74942</text:p>
              </table:table-cell>
              <table:table-cell office:value-type="float" office:value="1.12934">
                <text:p>1.1293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.7577">
                <text:p>2.7577</text:p>
              </table:table-cell>
              <table:table-cell office:value-type="float" office:value="1.19558">
                <text:p>1.195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2.49212">
                <text:p>2.49212</text:p>
              </table:table-cell>
              <table:table-cell office:value-type="float" office:value="1.14462">
                <text:p>1.144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.66292">
                <text:p>2.66292</text:p>
              </table:table-cell>
              <table:table-cell office:value-type="float" office:value="1.14716">
                <text:p>1.147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2.90216">
                <text:p>2.90216</text:p>
              </table:table-cell>
              <table:table-cell office:value-type="float" office:value="1.16766">
                <text:p>1.167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.69992">
                <text:p>2.69992</text:p>
              </table:table-cell>
              <table:table-cell office:value-type="float" office:value="1.12862">
                <text:p>1.128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3.0311">
                <text:p>3.0311</text:p>
              </table:table-cell>
              <table:table-cell office:value-type="float" office:value="1.13618">
                <text:p>1.136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.2541">
                <text:p>2.2541</text:p>
              </table:table-cell>
              <table:table-cell office:value-type="float" office:value="1.09524">
                <text:p>1.095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2.93318">
                <text:p>2.93318</text:p>
              </table:table-cell>
              <table:table-cell office:value-type="float" office:value="1.08538">
                <text:p>1.085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.79154">
                <text:p>2.79154</text:p>
              </table:table-cell>
              <table:table-cell office:value-type="float" office:value="1.14324">
                <text:p>1.143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2.68866">
                <text:p>2.68866</text:p>
              </table:table-cell>
              <table:table-cell office:value-type="float" office:value="1.09646">
                <text:p>1.096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.47764">
                <text:p>2.47764</text:p>
              </table:table-cell>
              <table:table-cell office:value-type="float" office:value="1.08088">
                <text:p>1.0808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2.47688">
                <text:p>2.47688</text:p>
              </table:table-cell>
              <table:table-cell office:value-type="float" office:value="1.18478">
                <text:p>1.184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.49012">
                <text:p>2.49012</text:p>
              </table:table-cell>
              <table:table-cell office:value-type="float" office:value="1.15292">
                <text:p>1.152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2.48276">
                <text:p>2.48276</text:p>
              </table:table-cell>
              <table:table-cell office:value-type="float" office:value="1.09784">
                <text:p>1.097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.99566">
                <text:p>1.99566</text:p>
              </table:table-cell>
              <table:table-cell office:value-type="float" office:value="1.1618">
                <text:p>1.16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.37838">
                <text:p>2.37838</text:p>
              </table:table-cell>
              <table:table-cell office:value-type="float" office:value="1.13054">
                <text:p>1.130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.41772">
                <text:p>2.41772</text:p>
              </table:table-cell>
              <table:table-cell office:value-type="float" office:value="1.09836">
                <text:p>1.098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.71716">
                <text:p>2.71716</text:p>
              </table:table-cell>
              <table:table-cell office:value-type="float" office:value="1.1395">
                <text:p>1.139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.48246">
                <text:p>2.48246</text:p>
              </table:table-cell>
              <table:table-cell office:value-type="float" office:value="1.10456">
                <text:p>1.104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2.43024">
                <text:p>2.43024</text:p>
              </table:table-cell>
              <table:table-cell office:value-type="float" office:value="1.08638">
                <text:p>1.086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.49984">
                <text:p>2.49984</text:p>
              </table:table-cell>
              <table:table-cell office:value-type="float" office:value="1.0995">
                <text:p>1.09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2.24772">
                <text:p>2.24772</text:p>
              </table:table-cell>
              <table:table-cell office:value-type="float" office:value="1.0576">
                <text:p>1.05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.97852">
                <text:p>2.97852</text:p>
              </table:table-cell>
              <table:table-cell office:value-type="float" office:value="1.11426">
                <text:p>1.114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2.43556">
                <text:p>2.43556</text:p>
              </table:table-cell>
              <table:table-cell office:value-type="float" office:value="1.07544">
                <text:p>1.075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.96124">
                <text:p>2.96124</text:p>
              </table:table-cell>
              <table:table-cell office:value-type="float" office:value="1.06122">
                <text:p>1.061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.7166">
                <text:p>2.7166</text:p>
              </table:table-cell>
              <table:table-cell office:value-type="float" office:value="1.12774">
                <text:p>1.127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.11964">
                <text:p>2.11964</text:p>
              </table:table-cell>
              <table:table-cell office:value-type="float" office:value="1.09864">
                <text:p>1.098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2.4623">
                <text:p>2.4623</text:p>
              </table:table-cell>
              <table:table-cell office:value-type="float" office:value="1.08414">
                <text:p>1.084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3.07298">
                <text:p>3.07298</text:p>
              </table:table-cell>
              <table:table-cell office:value-type="float" office:value="1.18018">
                <text:p>1.1801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2.20134">
                <text:p>2.20134</text:p>
              </table:table-cell>
              <table:table-cell office:value-type="float" office:value="1.11724">
                <text:p>1.117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.91952">
                <text:p>2.91952</text:p>
              </table:table-cell>
              <table:table-cell office:value-type="float" office:value="1.0677">
                <text:p>1.06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2.49698">
                <text:p>2.49698</text:p>
              </table:table-cell>
              <table:table-cell office:value-type="float" office:value="1.16782">
                <text:p>1.1678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3.08726">
                <text:p>3.08726</text:p>
              </table:table-cell>
              <table:table-cell office:value-type="float" office:value="1.10984">
                <text:p>1.109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3.39116">
                <text:p>3.39116</text:p>
              </table:table-cell>
              <table:table-cell office:value-type="float" office:value="1.11838">
                <text:p>1.118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.55796">
                <text:p>2.55796</text:p>
              </table:table-cell>
              <table:table-cell office:value-type="float" office:value="1.1301">
                <text:p>1.13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2.18322">
                <text:p>2.18322</text:p>
              </table:table-cell>
              <table:table-cell office:value-type="float" office:value="1.11252">
                <text:p>1.112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.40034">
                <text:p>2.40034</text:p>
              </table:table-cell>
              <table:table-cell office:value-type="float" office:value="1.14318">
                <text:p>1.143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2.48452">
                <text:p>2.48452</text:p>
              </table:table-cell>
              <table:table-cell office:value-type="float" office:value="1.1498">
                <text:p>1.14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.43246">
                <text:p>2.43246</text:p>
              </table:table-cell>
              <table:table-cell office:value-type="float" office:value="1.10628">
                <text:p>1.106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2.46446">
                <text:p>2.46446</text:p>
              </table:table-cell>
              <table:table-cell office:value-type="float" office:value="1.15122">
                <text:p>1.151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.46256">
                <text:p>2.46256</text:p>
              </table:table-cell>
              <table:table-cell office:value-type="float" office:value="1.08158">
                <text:p>1.081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2.68246">
                <text:p>2.68246</text:p>
              </table:table-cell>
              <table:table-cell office:value-type="float" office:value="1.1146">
                <text:p>1.11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.74628">
                <text:p>2.74628</text:p>
              </table:table-cell>
              <table:table-cell office:value-type="float" office:value="1.16208">
                <text:p>1.162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2.74842">
                <text:p>2.74842</text:p>
              </table:table-cell>
              <table:table-cell office:value-type="float" office:value="1.1355">
                <text:p>1.135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.78932">
                <text:p>2.78932</text:p>
              </table:table-cell>
              <table:table-cell office:value-type="float" office:value="1.16822">
                <text:p>1.1682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2.44554">
                <text:p>2.44554</text:p>
              </table:table-cell>
              <table:table-cell office:value-type="float" office:value="1.13002">
                <text:p>1.130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.78674">
                <text:p>2.78674</text:p>
              </table:table-cell>
              <table:table-cell office:value-type="float" office:value="1.15956">
                <text:p>1.159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2.9528">
                <text:p>2.9528</text:p>
              </table:table-cell>
              <table:table-cell office:value-type="float" office:value="1.15714">
                <text:p>1.157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2.74948">
                <text:p>2.74948</text:p>
              </table:table-cell>
              <table:table-cell office:value-type="float" office:value="1.10838">
                <text:p>1.1083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2.74694">
                <text:p>2.74694</text:p>
              </table:table-cell>
              <table:table-cell office:value-type="float" office:value="1.14018">
                <text:p>1.140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2.49436">
                <text:p>2.49436</text:p>
              </table:table-cell>
              <table:table-cell office:value-type="float" office:value="1.13254">
                <text:p>1.1325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2.7578">
                <text:p>2.7578</text:p>
              </table:table-cell>
              <table:table-cell office:value-type="float" office:value="1.14246">
                <text:p>1.142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2.51398">
                <text:p>2.51398</text:p>
              </table:table-cell>
              <table:table-cell office:value-type="float" office:value="1.45106">
                <text:p>1.4510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2.39702">
                <text:p>2.39702</text:p>
              </table:table-cell>
              <table:table-cell office:value-type="float" office:value="1.1184">
                <text:p>1.118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2.76814">
                <text:p>2.76814</text:p>
              </table:table-cell>
              <table:table-cell office:value-type="float" office:value="1.11744">
                <text:p>1.117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2.20292">
                <text:p>2.20292</text:p>
              </table:table-cell>
              <table:table-cell office:value-type="float" office:value="1.10572">
                <text:p>1.105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3.05848">
                <text:p>3.05848</text:p>
              </table:table-cell>
              <table:table-cell office:value-type="float" office:value="1.1424">
                <text:p>1.14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2.17842">
                <text:p>2.17842</text:p>
              </table:table-cell>
              <table:table-cell office:value-type="float" office:value="1.08602">
                <text:p>1.086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2.3916">
                <text:p>2.3916</text:p>
              </table:table-cell>
              <table:table-cell office:value-type="float" office:value="1.09048">
                <text:p>1.090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2.69382">
                <text:p>2.69382</text:p>
              </table:table-cell>
              <table:table-cell office:value-type="float" office:value="1.10564">
                <text:p>1.105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2.43018">
                <text:p>2.43018</text:p>
              </table:table-cell>
              <table:table-cell office:value-type="float" office:value="1.10488">
                <text:p>1.104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3.21364">
                <text:p>3.21364</text:p>
              </table:table-cell>
              <table:table-cell office:value-type="float" office:value="1.11336">
                <text:p>1.1133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2.41934">
                <text:p>2.41934</text:p>
              </table:table-cell>
              <table:table-cell office:value-type="float" office:value="1.08938">
                <text:p>1.0893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2.41214">
                <text:p>2.41214</text:p>
              </table:table-cell>
              <table:table-cell office:value-type="float" office:value="1.13446">
                <text:p>1.134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2.45964">
                <text:p>2.45964</text:p>
              </table:table-cell>
              <table:table-cell office:value-type="float" office:value="1.07958">
                <text:p>1.0795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2.4565">
                <text:p>2.4565</text:p>
              </table:table-cell>
              <table:table-cell office:value-type="float" office:value="1.11558">
                <text:p>1.115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2.26556">
                <text:p>2.26556</text:p>
              </table:table-cell>
              <table:table-cell office:value-type="float" office:value="1.15994">
                <text:p>1.159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2.41738">
                <text:p>2.41738</text:p>
              </table:table-cell>
              <table:table-cell office:value-type="float" office:value="1.07752">
                <text:p>1.077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2.1461">
                <text:p>2.1461</text:p>
              </table:table-cell>
              <table:table-cell office:value-type="float" office:value="1.0463">
                <text:p>1.04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2.5136">
                <text:p>2.5136</text:p>
              </table:table-cell>
              <table:table-cell office:value-type="float" office:value="1.16396">
                <text:p>1.163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2.4693">
                <text:p>2.4693</text:p>
              </table:table-cell>
              <table:table-cell office:value-type="float" office:value="1.16624">
                <text:p>1.166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2.46548">
                <text:p>2.46548</text:p>
              </table:table-cell>
              <table:table-cell office:value-type="float" office:value="1.13192">
                <text:p>1.131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.52296">
                <text:p>2.52296</text:p>
              </table:table-cell>
              <table:table-cell office:value-type="float" office:value="1.07758">
                <text:p>1.077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2.67952">
                <text:p>2.67952</text:p>
              </table:table-cell>
              <table:table-cell office:value-type="float" office:value="1.0767">
                <text:p>1.07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3.0311">
                <text:p>3.0311</text:p>
              </table:table-cell>
              <table:table-cell office:value-type="float" office:value="1.28206">
                <text:p>1.2820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2.9284">
                <text:p>2.9284</text:p>
              </table:table-cell>
              <table:table-cell office:value-type="float" office:value="1.1302">
                <text:p>1.130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.66482">
                <text:p>2.66482</text:p>
              </table:table-cell>
              <table:table-cell office:value-type="float" office:value="1.13872">
                <text:p>1.1387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.66762">
                <text:p>2.66762</text:p>
              </table:table-cell>
              <table:table-cell office:value-type="float" office:value="1.16358">
                <text:p>1.163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2.91582">
                <text:p>2.91582</text:p>
              </table:table-cell>
              <table:table-cell office:value-type="float" office:value="1.12978">
                <text:p>1.129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2.53692">
                <text:p>2.53692</text:p>
              </table:table-cell>
              <table:table-cell office:value-type="float" office:value="1.16658">
                <text:p>1.166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2.11866">
                <text:p>2.11866</text:p>
              </table:table-cell>
              <table:table-cell office:value-type="float" office:value="1.39184">
                <text:p>1.391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2.42014">
                <text:p>2.42014</text:p>
              </table:table-cell>
              <table:table-cell office:value-type="float" office:value="1.04946">
                <text:p>1.049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2.43606">
                <text:p>2.43606</text:p>
              </table:table-cell>
              <table:table-cell office:value-type="float" office:value="1.10536">
                <text:p>1.105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2.50316">
                <text:p>2.50316</text:p>
              </table:table-cell>
              <table:table-cell office:value-type="float" office:value="1.1521">
                <text:p>1.15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2.6069">
                <text:p>2.6069</text:p>
              </table:table-cell>
              <table:table-cell office:value-type="float" office:value="1.13002">
                <text:p>1.130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2.15172">
                <text:p>2.15172</text:p>
              </table:table-cell>
              <table:table-cell office:value-type="float" office:value="1.12786">
                <text:p>1.1278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2.7529">
                <text:p>2.7529</text:p>
              </table:table-cell>
              <table:table-cell office:value-type="float" office:value="1.07414">
                <text:p>1.074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.01382">
                <text:p>3.01382</text:p>
              </table:table-cell>
              <table:table-cell office:value-type="float" office:value="1.06548">
                <text:p>1.0654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2.6775">
                <text:p>2.6775</text:p>
              </table:table-cell>
              <table:table-cell office:value-type="float" office:value="1.07726">
                <text:p>1.077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2.36908">
                <text:p>2.36908</text:p>
              </table:table-cell>
              <table:table-cell office:value-type="float" office:value="1.11768">
                <text:p>1.1176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2.96076">
                <text:p>2.96076</text:p>
              </table:table-cell>
              <table:table-cell office:value-type="float" office:value="1.18118">
                <text:p>1.1811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2.79964">
                <text:p>2.79964</text:p>
              </table:table-cell>
              <table:table-cell office:value-type="float" office:value="1.1142">
                <text:p>1.11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2.69074">
                <text:p>2.69074</text:p>
              </table:table-cell>
              <table:table-cell office:value-type="float" office:value="1.07482">
                <text:p>1.0748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2.41716">
                <text:p>2.41716</text:p>
              </table:table-cell>
              <table:table-cell office:value-type="float" office:value="1.07568">
                <text:p>1.075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2.5879">
                <text:p>2.5879</text:p>
              </table:table-cell>
              <table:table-cell office:value-type="float" office:value="1.10112">
                <text:p>1.101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2.702">
                <text:p>2.702</text:p>
              </table:table-cell>
              <table:table-cell office:value-type="float" office:value="1.09882">
                <text:p>1.0988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2.41118">
                <text:p>2.41118</text:p>
              </table:table-cell>
              <table:table-cell office:value-type="float" office:value="1.04656">
                <text:p>1.046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2.41316">
                <text:p>2.41316</text:p>
              </table:table-cell>
              <table:table-cell office:value-type="float" office:value="1.09814">
                <text:p>1.098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2.48964">
                <text:p>2.48964</text:p>
              </table:table-cell>
              <table:table-cell office:value-type="float" office:value="1.05818">
                <text:p>1.058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2.45126">
                <text:p>2.45126</text:p>
              </table:table-cell>
              <table:table-cell office:value-type="float" office:value="1.07314">
                <text:p>1.073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2.46044">
                <text:p>2.46044</text:p>
              </table:table-cell>
              <table:table-cell office:value-type="float" office:value="1.1057">
                <text:p>1.10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.78874">
                <text:p>2.78874</text:p>
              </table:table-cell>
              <table:table-cell office:value-type="float" office:value="1.08152">
                <text:p>1.0815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2.49612">
                <text:p>2.49612</text:p>
              </table:table-cell>
              <table:table-cell office:value-type="float" office:value="1.1067">
                <text:p>1.10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2.7251">
                <text:p>2.7251</text:p>
              </table:table-cell>
              <table:table-cell office:value-type="float" office:value="1.09488">
                <text:p>1.094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2.97126">
                <text:p>2.97126</text:p>
              </table:table-cell>
              <table:table-cell office:value-type="float" office:value="1.11028">
                <text:p>1.110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2.42996">
                <text:p>2.42996</text:p>
              </table:table-cell>
              <table:table-cell office:value-type="float" office:value="1.0922">
                <text:p>1.092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2.40052">
                <text:p>2.40052</text:p>
              </table:table-cell>
              <table:table-cell office:value-type="float" office:value="1.09894">
                <text:p>1.0989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2.96196">
                <text:p>2.96196</text:p>
              </table:table-cell>
              <table:table-cell office:value-type="float" office:value="1.12124">
                <text:p>1.121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2.34516">
                <text:p>2.34516</text:p>
              </table:table-cell>
              <table:table-cell office:value-type="float" office:value="1.11844">
                <text:p>1.118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2.219">
                <text:p>2.219</text:p>
              </table:table-cell>
              <table:table-cell office:value-type="float" office:value="1.07586">
                <text:p>1.0758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2.72392">
                <text:p>2.72392</text:p>
              </table:table-cell>
              <table:table-cell office:value-type="float" office:value="1.14172">
                <text:p>1.141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2.69476">
                <text:p>2.69476</text:p>
              </table:table-cell>
              <table:table-cell office:value-type="float" office:value="1.12236">
                <text:p>1.1223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2.78094">
                <text:p>2.78094</text:p>
              </table:table-cell>
              <table:table-cell office:value-type="float" office:value="1.12244">
                <text:p>1.1224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2.1944">
                <text:p>2.1944</text:p>
              </table:table-cell>
              <table:table-cell office:value-type="float" office:value="1.11282">
                <text:p>1.1128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2.30054">
                <text:p>2.30054</text:p>
              </table:table-cell>
              <table:table-cell office:value-type="float" office:value="1.0703">
                <text:p>1.070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2.46052">
                <text:p>2.46052</text:p>
              </table:table-cell>
              <table:table-cell office:value-type="float" office:value="1.09176">
                <text:p>1.0917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2.6501">
                <text:p>2.6501</text:p>
              </table:table-cell>
              <table:table-cell office:value-type="float" office:value="1.14082">
                <text:p>1.1408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3.206">
                <text:p>3.206</text:p>
              </table:table-cell>
              <table:table-cell office:value-type="float" office:value="1.12018">
                <text:p>1.1201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.01536">
                <text:p>3.01536</text:p>
              </table:table-cell>
              <table:table-cell office:value-type="float" office:value="1.11472">
                <text:p>1.114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2.5207">
                <text:p>2.5207</text:p>
              </table:table-cell>
              <table:table-cell office:value-type="float" office:value="1.09482">
                <text:p>1.0948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2.46202">
                <text:p>2.46202</text:p>
              </table:table-cell>
              <table:table-cell office:value-type="float" office:value="1.13656">
                <text:p>1.1365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2.98416">
                <text:p>2.98416</text:p>
              </table:table-cell>
              <table:table-cell office:value-type="float" office:value="1.14316">
                <text:p>1.143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.19456">
                <text:p>2.19456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2.43932">
                <text:p>2.43932</text:p>
              </table:table-cell>
              <table:table-cell office:value-type="float" office:value="1.08698">
                <text:p>1.0869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3.01022">
                <text:p>3.01022</text:p>
              </table:table-cell>
              <table:table-cell office:value-type="float" office:value="1.14634">
                <text:p>1.1463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.38894">
                <text:p>2.38894</text:p>
              </table:table-cell>
              <table:table-cell office:value-type="float" office:value="1.10772">
                <text:p>1.1077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2.17186">
                <text:p>2.17186</text:p>
              </table:table-cell>
              <table:table-cell office:value-type="float" office:value="1.11422">
                <text:p>1.1142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2.64636">
                <text:p>2.64636</text:p>
              </table:table-cell>
              <table:table-cell office:value-type="float" office:value="1.1391">
                <text:p>1.139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2.70006">
                <text:p>2.70006</text:p>
              </table:table-cell>
              <table:table-cell office:value-type="float" office:value="1.09538">
                <text:p>1.095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2.73964">
                <text:p>2.73964</text:p>
              </table:table-cell>
              <table:table-cell office:value-type="float" office:value="1.087">
                <text:p>1.08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2.38254">
                <text:p>2.38254</text:p>
              </table:table-cell>
              <table:table-cell office:value-type="float" office:value="1.12906">
                <text:p>1.1290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2.65078">
                <text:p>2.65078</text:p>
              </table:table-cell>
              <table:table-cell office:value-type="float" office:value="1.0688">
                <text:p>1.06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2.68186">
                <text:p>2.68186</text:p>
              </table:table-cell>
              <table:table-cell office:value-type="float" office:value="1.08674">
                <text:p>1.0867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3.02154">
                <text:p>3.02154</text:p>
              </table:table-cell>
              <table:table-cell office:value-type="float" office:value="1.16612">
                <text:p>1.166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2.92956">
                <text:p>2.92956</text:p>
              </table:table-cell>
              <table:table-cell office:value-type="float" office:value="1.06268">
                <text:p>1.062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2.1714">
                <text:p>2.1714</text:p>
              </table:table-cell>
              <table:table-cell office:value-type="float" office:value="1.26192">
                <text:p>1.261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2.42192">
                <text:p>2.42192</text:p>
              </table:table-cell>
              <table:table-cell office:value-type="float" office:value="1.13596">
                <text:p>1.1359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2.13846">
                <text:p>2.13846</text:p>
              </table:table-cell>
              <table:table-cell office:value-type="float" office:value="1.06154">
                <text:p>1.0615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2.3586">
                <text:p>2.3586</text:p>
              </table:table-cell>
              <table:table-cell office:value-type="float" office:value="1.14528">
                <text:p>1.1452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2.21536">
                <text:p>2.21536</text:p>
              </table:table-cell>
              <table:table-cell office:value-type="float" office:value="1.07776">
                <text:p>1.0777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2.84564">
                <text:p>2.84564</text:p>
              </table:table-cell>
              <table:table-cell office:value-type="float" office:value="1.06626">
                <text:p>1.0662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2.37156">
                <text:p>2.37156</text:p>
              </table:table-cell>
              <table:table-cell office:value-type="float" office:value="1.1618">
                <text:p>1.161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2.40354">
                <text:p>2.40354</text:p>
              </table:table-cell>
              <table:table-cell office:value-type="float" office:value="1.07154">
                <text:p>1.0715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2.16172">
                <text:p>2.16172</text:p>
              </table:table-cell>
              <table:table-cell office:value-type="float" office:value="1.11448">
                <text:p>1.114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2.7227">
                <text:p>2.7227</text:p>
              </table:table-cell>
              <table:table-cell office:value-type="float" office:value="1.11276">
                <text:p>1.1127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2.17028">
                <text:p>2.17028</text:p>
              </table:table-cell>
              <table:table-cell office:value-type="float" office:value="1.09012">
                <text:p>1.0901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2.3361">
                <text:p>2.3361</text:p>
              </table:table-cell>
              <table:table-cell office:value-type="float" office:value="1.14882">
                <text:p>1.1488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2.0447">
                <text:p>2.0447</text:p>
              </table:table-cell>
              <table:table-cell office:value-type="float" office:value="1.1099">
                <text:p>1.109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2.38456">
                <text:p>2.38456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2.48174">
                <text:p>2.48174</text:p>
              </table:table-cell>
              <table:table-cell office:value-type="float" office:value="1.13048">
                <text:p>1.1304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2.27596">
                <text:p>2.27596</text:p>
              </table:table-cell>
              <table:table-cell office:value-type="float" office:value="1.1032">
                <text:p>1.10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.88812">
                <text:p>1.88812</text:p>
              </table:table-cell>
              <table:table-cell office:value-type="float" office:value="1.09234">
                <text:p>1.0923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2.8736">
                <text:p>2.8736</text:p>
              </table:table-cell>
              <table:table-cell office:value-type="float" office:value="1.10644">
                <text:p>1.106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.54996">
                <text:p>2.54996</text:p>
              </table:table-cell>
              <table:table-cell office:value-type="float" office:value="1.15986">
                <text:p>1.1598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2.35654">
                <text:p>2.35654</text:p>
              </table:table-cell>
              <table:table-cell office:value-type="float" office:value="1.14372">
                <text:p>1.1437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2.35204">
                <text:p>2.35204</text:p>
              </table:table-cell>
              <table:table-cell office:value-type="float" office:value="1.0895">
                <text:p>1.089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3.87262">
                <text:p>3.87262</text:p>
              </table:table-cell>
              <table:table-cell office:value-type="float" office:value="1.09426">
                <text:p>1.0942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3.13392">
                <text:p>3.13392</text:p>
              </table:table-cell>
              <table:table-cell office:value-type="float" office:value="1.14902">
                <text:p>1.149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2.71664">
                <text:p>2.71664</text:p>
              </table:table-cell>
              <table:table-cell office:value-type="float" office:value="1.05212">
                <text:p>1.052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2.10682">
                <text:p>2.10682</text:p>
              </table:table-cell>
              <table:table-cell office:value-type="float" office:value="1.16592">
                <text:p>1.165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2.3538">
                <text:p>2.3538</text:p>
              </table:table-cell>
              <table:table-cell office:value-type="float" office:value="1.14836">
                <text:p>1.1483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2.07412">
                <text:p>2.07412</text:p>
              </table:table-cell>
              <table:table-cell office:value-type="float" office:value="1.09306">
                <text:p>1.0930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.25952">
                <text:p>2.25952</text:p>
              </table:table-cell>
              <table:table-cell office:value-type="float" office:value="1.08338">
                <text:p>1.083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.84204">
                <text:p>2.84204</text:p>
              </table:table-cell>
              <table:table-cell office:value-type="float" office:value="1.15904">
                <text:p>1.159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3.19318">
                <text:p>3.19318</text:p>
              </table:table-cell>
              <table:table-cell office:value-type="float" office:value="1.16442">
                <text:p>1.1644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2.70318">
                <text:p>2.70318</text:p>
              </table:table-cell>
              <table:table-cell office:value-type="float" office:value="1.14648">
                <text:p>1.1464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2.65574">
                <text:p>2.65574</text:p>
              </table:table-cell>
              <table:table-cell office:value-type="float" office:value="1.20454">
                <text:p>1.2045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2.6693">
                <text:p>2.6693</text:p>
              </table:table-cell>
              <table:table-cell office:value-type="float" office:value="1.14486">
                <text:p>1.144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2.72448">
                <text:p>2.72448</text:p>
              </table:table-cell>
              <table:table-cell office:value-type="float" office:value="1.10966">
                <text:p>1.1096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2.33756">
                <text:p>2.33756</text:p>
              </table:table-cell>
              <table:table-cell office:value-type="float" office:value="1.12756">
                <text:p>1.127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2.40596">
                <text:p>2.40596</text:p>
              </table:table-cell>
              <table:table-cell office:value-type="float" office:value="1.09446">
                <text:p>1.0944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2.59744">
                <text:p>2.59744</text:p>
              </table:table-cell>
              <table:table-cell office:value-type="float" office:value="1.15572">
                <text:p>1.1557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2.49062">
                <text:p>2.49062</text:p>
              </table:table-cell>
              <table:table-cell office:value-type="float" office:value="1.13376">
                <text:p>1.1337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2.62902">
                <text:p>2.62902</text:p>
              </table:table-cell>
              <table:table-cell office:value-type="float" office:value="1.1561">
                <text:p>1.156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2.37336">
                <text:p>2.37336</text:p>
              </table:table-cell>
              <table:table-cell office:value-type="float" office:value="1.08868">
                <text:p>1.0886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2.33186">
                <text:p>2.33186</text:p>
              </table:table-cell>
              <table:table-cell office:value-type="float" office:value="1.04708">
                <text:p>1.0470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2.40658">
                <text:p>2.40658</text:p>
              </table:table-cell>
              <table:table-cell office:value-type="float" office:value="1.14094">
                <text:p>1.1409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.14918">
                <text:p>2.14918</text:p>
              </table:table-cell>
              <table:table-cell office:value-type="float" office:value="1.08526">
                <text:p>1.0852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.35056">
                <text:p>2.35056</text:p>
              </table:table-cell>
              <table:table-cell office:value-type="float" office:value="1.08392">
                <text:p>1.0839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.22998">
                <text:p>2.22998</text:p>
              </table:table-cell>
              <table:table-cell office:value-type="float" office:value="1.17316">
                <text:p>1.173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2.8712">
                <text:p>2.8712</text:p>
              </table:table-cell>
              <table:table-cell office:value-type="float" office:value="1.09452">
                <text:p>1.094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.14388">
                <text:p>2.14388</text:p>
              </table:table-cell>
              <table:table-cell office:value-type="float" office:value="1.10606">
                <text:p>1.106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.90806">
                <text:p>2.90806</text:p>
              </table:table-cell>
              <table:table-cell office:value-type="float" office:value="1.12992">
                <text:p>1.1299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.26084">
                <text:p>2.26084</text:p>
              </table:table-cell>
              <table:table-cell office:value-type="float" office:value="1.0871">
                <text:p>1.087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2.47654">
                <text:p>2.47654</text:p>
              </table:table-cell>
              <table:table-cell office:value-type="float" office:value="1.10178">
                <text:p>1.1017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.89184">
                <text:p>1.89184</text:p>
              </table:table-cell>
              <table:table-cell office:value-type="float" office:value="1.25822">
                <text:p>1.2582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.8435">
                <text:p>2.8435</text:p>
              </table:table-cell>
              <table:table-cell office:value-type="float" office:value="1.07896">
                <text:p>1.0789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3.00856">
                <text:p>3.00856</text:p>
              </table:table-cell>
              <table:table-cell office:value-type="float" office:value="1.1494">
                <text:p>1.14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2.89114">
                <text:p>2.89114</text:p>
              </table:table-cell>
              <table:table-cell office:value-type="float" office:value="1.18426">
                <text:p>1.1842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2.93654">
                <text:p>2.93654</text:p>
              </table:table-cell>
              <table:table-cell office:value-type="float" office:value="1.12764">
                <text:p>1.127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.62554">
                <text:p>2.62554</text:p>
              </table:table-cell>
              <table:table-cell office:value-type="float" office:value="1.25712">
                <text:p>1.257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2.10492">
                <text:p>2.10492</text:p>
              </table:table-cell>
              <table:table-cell office:value-type="float" office:value="1.08006">
                <text:p>1.0800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2.40182">
                <text:p>2.40182</text:p>
              </table:table-cell>
              <table:table-cell office:value-type="float" office:value="1.14494">
                <text:p>1.1449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2.87916">
                <text:p>2.87916</text:p>
              </table:table-cell>
              <table:table-cell office:value-type="float" office:value="1.11964">
                <text:p>1.1196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2.6134">
                <text:p>2.6134</text:p>
              </table:table-cell>
              <table:table-cell office:value-type="float" office:value="1.07888">
                <text:p>1.078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2.83286">
                <text:p>2.83286</text:p>
              </table:table-cell>
              <table:table-cell office:value-type="float" office:value="1.09202">
                <text:p>1.0920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2.71926">
                <text:p>2.71926</text:p>
              </table:table-cell>
              <table:table-cell office:value-type="float" office:value="1.10658">
                <text:p>1.1065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3.19786">
                <text:p>3.19786</text:p>
              </table:table-cell>
              <table:table-cell office:value-type="float" office:value="1.09674">
                <text:p>1.0967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2.78044">
                <text:p>2.78044</text:p>
              </table:table-cell>
              <table:table-cell office:value-type="float" office:value="1.06732">
                <text:p>1.0673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.80688">
                <text:p>2.80688</text:p>
              </table:table-cell>
              <table:table-cell office:value-type="float" office:value="1.1114">
                <text:p>1.11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2.69772">
                <text:p>2.69772</text:p>
              </table:table-cell>
              <table:table-cell office:value-type="float" office:value="1.09124">
                <text:p>1.091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2.59942">
                <text:p>2.59942</text:p>
              </table:table-cell>
              <table:table-cell office:value-type="float" office:value="1.16184">
                <text:p>1.161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.88824">
                <text:p>2.88824</text:p>
              </table:table-cell>
              <table:table-cell office:value-type="float" office:value="1.08372">
                <text:p>1.0837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3.16366">
                <text:p>3.16366</text:p>
              </table:table-cell>
              <table:table-cell office:value-type="float" office:value="1.1015">
                <text:p>1.101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.62746">
                <text:p>2.62746</text:p>
              </table:table-cell>
              <table:table-cell office:value-type="float" office:value="1.37314">
                <text:p>1.373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2.37736">
                <text:p>2.37736</text:p>
              </table:table-cell>
              <table:table-cell office:value-type="float" office:value="1.869">
                <text:p>1.8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2.10228">
                <text:p>2.10228</text:p>
              </table:table-cell>
              <table:table-cell office:value-type="float" office:value="1.83114">
                <text:p>1.8311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2.06726">
                <text:p>2.06726</text:p>
              </table:table-cell>
              <table:table-cell office:value-type="float" office:value="1.66178">
                <text:p>1.6617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2.4025">
                <text:p>2.4025</text:p>
              </table:table-cell>
              <table:table-cell office:value-type="float" office:value="1.0589">
                <text:p>1.058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2.34406">
                <text:p>2.34406</text:p>
              </table:table-cell>
              <table:table-cell office:value-type="float" office:value="1.09102">
                <text:p>1.0910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.41052">
                <text:p>2.41052</text:p>
              </table:table-cell>
              <table:table-cell office:value-type="float" office:value="1.10228">
                <text:p>1.1022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.15078">
                <text:p>2.15078</text:p>
              </table:table-cell>
              <table:table-cell office:value-type="float" office:value="1.08322">
                <text:p>1.0832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.7947">
                <text:p>2.7947</text:p>
              </table:table-cell>
              <table:table-cell office:value-type="float" office:value="1.07574">
                <text:p>1.075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3.02228">
                <text:p>3.02228</text:p>
              </table:table-cell>
              <table:table-cell office:value-type="float" office:value="1.12494">
                <text:p>1.1249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2.31598">
                <text:p>2.31598</text:p>
              </table:table-cell>
              <table:table-cell office:value-type="float" office:value="1.07972">
                <text:p>1.0797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.4694">
                <text:p>2.4694</text:p>
              </table:table-cell>
              <table:table-cell office:value-type="float" office:value="1.09108">
                <text:p>1.0910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2.52744">
                <text:p>2.52744</text:p>
              </table:table-cell>
              <table:table-cell office:value-type="float" office:value="1.0846">
                <text:p>1.084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.72176">
                <text:p>2.72176</text:p>
              </table:table-cell>
              <table:table-cell office:value-type="float" office:value="1.0616">
                <text:p>1.061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.94854">
                <text:p>2.94854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3.61132">
                <text:p>3.61132</text:p>
              </table:table-cell>
              <table:table-cell office:value-type="float" office:value="1.13312">
                <text:p>1.133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3.05086">
                <text:p>3.05086</text:p>
              </table:table-cell>
              <table:table-cell office:value-type="float" office:value="1.09752">
                <text:p>1.0975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2.10956">
                <text:p>2.10956</text:p>
              </table:table-cell>
              <table:table-cell office:value-type="float" office:value="1.09996">
                <text:p>1.0999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2.58818">
                <text:p>2.58818</text:p>
              </table:table-cell>
              <table:table-cell office:value-type="float" office:value="1.25158">
                <text:p>1.2515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2.53308">
                <text:p>2.53308</text:p>
              </table:table-cell>
              <table:table-cell office:value-type="float" office:value="1.07376">
                <text:p>1.0737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2.89368">
                <text:p>2.89368</text:p>
              </table:table-cell>
              <table:table-cell office:value-type="float" office:value="1.18846">
                <text:p>1.1884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2.33012">
                <text:p>2.33012</text:p>
              </table:table-cell>
              <table:table-cell office:value-type="float" office:value="1.10472">
                <text:p>1.104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.92736">
                <text:p>2.92736</text:p>
              </table:table-cell>
              <table:table-cell office:value-type="float" office:value="1.10168">
                <text:p>1.1016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3.07496">
                <text:p>3.07496</text:p>
              </table:table-cell>
              <table:table-cell office:value-type="float" office:value="1.49756">
                <text:p>1.4975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2.2904">
                <text:p>2.2904</text:p>
              </table:table-cell>
              <table:table-cell office:value-type="float" office:value="1.05676">
                <text:p>1.0567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2.5917">
                <text:p>2.5917</text:p>
              </table:table-cell>
              <table:table-cell office:value-type="float" office:value="1.1026">
                <text:p>1.102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2.55494">
                <text:p>2.55494</text:p>
              </table:table-cell>
              <table:table-cell office:value-type="float" office:value="1.08224">
                <text:p>1.082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2.44966">
                <text:p>2.44966</text:p>
              </table:table-cell>
              <table:table-cell office:value-type="float" office:value="1.0472">
                <text:p>1.047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2.98618">
                <text:p>2.98618</text:p>
              </table:table-cell>
              <table:table-cell office:value-type="float" office:value="1.13716">
                <text:p>1.1371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.53846">
                <text:p>2.53846</text:p>
              </table:table-cell>
              <table:table-cell office:value-type="float" office:value="1.10404">
                <text:p>1.1040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2.88398">
                <text:p>2.88398</text:p>
              </table:table-cell>
              <table:table-cell office:value-type="float" office:value="1.10398">
                <text:p>1.103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2.50036">
                <text:p>2.50036</text:p>
              </table:table-cell>
              <table:table-cell office:value-type="float" office:value="1.1015">
                <text:p>1.10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2.34828">
                <text:p>2.34828</text:p>
              </table:table-cell>
              <table:table-cell office:value-type="float" office:value="1.08302">
                <text:p>1.0830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.87076">
                <text:p>2.87076</text:p>
              </table:table-cell>
              <table:table-cell office:value-type="float" office:value="1.07436">
                <text:p>1.0743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2.68638">
                <text:p>2.68638</text:p>
              </table:table-cell>
              <table:table-cell office:value-type="float" office:value="1.16674">
                <text:p>1.1667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2.88524">
                <text:p>2.88524</text:p>
              </table:table-cell>
              <table:table-cell office:value-type="float" office:value="1.10664">
                <text:p>1.1066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2.40346">
                <text:p>2.40346</text:p>
              </table:table-cell>
              <table:table-cell office:value-type="float" office:value="1.0838">
                <text:p>1.083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.33808">
                <text:p>2.33808</text:p>
              </table:table-cell>
              <table:table-cell office:value-type="float" office:value="1.08746">
                <text:p>1.087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math xmlns="http://www.w3.org/1998/Math/MathML" display="block">
  <semantics>
    <mrow>
      <mrow>
        <mi>E</mi>
        <mo stretchy="false">∗</mo>
        <mi>log</mi>
      </mrow>
      <mrow>
        <mo fence="true" form="prefix" stretchy="false">(</mo>
        <mrow>
          <mi>V</mi>
        </mrow>
        <mo fence="true" form="postfix" stretchy="false">)</mo>
      </mrow>
    </mrow>
    <annotation encoding="StarMath 5.0">E*log(V)</annotation>
  </semantics>
</math>
</file>

<file path=Object 7/content.xml><?xml version="1.0" encoding="utf-8"?>
<math xmlns="http://www.w3.org/1998/Math/MathML" display="block">
  <semantics>
    <mrow>
      <mi>V</mi>
      <mo stretchy="false">∗</mo>
      <mi>E</mi>
    </mrow>
    <annotation encoding="StarMath 5.0">V*E</annotation>
  </semantics>
</math>
</file>